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237.2pt"/>
    </style:style>
    <style:style style:name="co4" style:family="table-column">
      <style:table-column-properties fo:break-before="auto" style:column-width="752.09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859.04pt"/>
    </style:style>
    <style:style style:name="co7" style:family="table-column">
      <style:table-column-properties fo:break-before="auto" style:column-width="271.96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149.19pt"/>
    </style:style>
    <style:style style:name="co13" style:family="table-column">
      <style:table-column-properties fo:break-before="auto" style:column-width="1067.5pt"/>
    </style:style>
    <style:style style:name="co14" style:family="table-column">
      <style:table-column-properties fo:break-before="auto" style:column-width="50.4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_premier_exp_premier_draf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local_prediction</text:p>
          </table:table-cell>
          <table:table-cell office:value-type="string" calcext:value-type="string">
            <text:p>blackbox_prediction</text:p>
          </table:table-cell>
          <table:table-cell office:value-type="string" calcext:value-type="string">
            <text:p>explication_matrice_ids</text:p>
          </table:table-cell>
          <table:table-cell office:value-type="string" calcext:value-type="string">
            <text:p>coef_explication</text:p>
          </table:table-cell>
          <table:table-cell office:value-type="string" calcext:value-type="string">
            <text:p>mae_local_blackbox</text:p>
          </table:table-cell>
          <table:table-cell office:value-type="string" calcext:value-type="string">
            <text:p>movies_explication</text:p>
          </table:table-cell>
          <table:table-cell office:value-type="string" calcext:value-type="string">
            <text:p>movie_to_explain</text:p>
          </table:table-cell>
          <table:table-cell office:value-type="string" calcext:value-type="string">
            <text:p>user_mean</text:p>
          </table:table-cell>
          <table:table-cell office:value-type="string" calcext:value-type="string">
            <text:p>user_std</text:p>
          </table:table-cell>
          <table:table-cell office:value-type="string" calcext:value-type="string">
            <text:p>user_min</text:p>
          </table:table-cell>
          <table:table-cell office:value-type="string" calcext:value-type="string">
            <text:p>user_max</text:p>
          </table:table-cell>
          <table:table-cell office:value-type="string" calcext:value-type="string">
            <text:p>number_of_rated_item_by_user</text:p>
          </table:table-cell>
          <table:table-cell office:value-type="string" calcext:value-type="string">
            <text:p>top20film_genres_user</text:p>
          </table:table-cell>
          <table:table-cell office:value-type="string" calcext:value-type="string">
            <text:p>elapsed_time</text:p>
          </table:table-cell>
          <table:table-cell office:value-type="string" calcext:value-type="string">
            <text:p>pert_ratio</text:p>
          </table:table-cell>
        </table:table-row>
        <table:table-row table:style-name="ro1">
          <table:table-cell office:value-type="string" calcext:value-type="string">
            <text:p>[3.51783622]</text:p>
          </table:table-cell>
          <table:table-cell office:value-type="float" office:value="2.36584829895386" calcext:value-type="float">
            <text:p>2.36584829895386</text:p>
          </table:table-cell>
          <table:table-cell office:value-type="string" calcext:value-type="string">
            <text:p>[ 26 463 471 460 597 <text:s/>25 465 531 <text:s/>33 <text:s/>20]</text:p>
          </table:table-cell>
          <table:table-cell office:value-type="string" calcext:value-type="string">
            <text:p>[0.65334806 0.01396651 0.01304126 0.01256238 0.00945306 0.00729317 0.00629894 0.00428457 0.00224209 0.001376 <text:s/>]</text:p>
          </table:table-cell>
          <table:table-cell office:value-type="float" office:value="1.15198791952146" calcext:value-type="float">
            <text:p>1.15198791952146</text:p>
          </table:table-cell>
          <table:table-cell office:value-type="string" calcext:value-type="string">
            <text:p>[('Action|Adventure|Sci-Fi|Thriller', 0.6533480558622463), ('Adventure|Drama|IMAX', 0.013966514962783838), ('Adventure|Animation|Children|Drama|Musical|IMAX', 0.013041256777788585), ('Children|Drama', 0.012562384794044212), ('Comedy|Drama|Fantasy', 0.009453058966688051), ('Thriller', 0.0072931658140783584), ('Drama|Horror', 0.006298936914312949), ('Action|Crime|Thriller', 0.004284573036287492), ('Action|Crime|Thriller', 0.0022420862789732164), ('Comedy|Drama|Romance|War', 0.0013759950408338021)]</text:p>
          </table:table-cell>
          <table:table-cell office:value-type="string" calcext:value-type="string">
            <text:p>['Comedy']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0.864256197843096" calcext:value-type="float">
            <text:p>0.8642561978430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['Adventure|Animation|Children|Comedy|Fantasy', 'Action|Comedy|Sci-Fi', 'Action|Adventure|Sci-Fi|Thriller', 'Adventure|Animation|Children|Fantasy|Musical', 'Children|Drama', 'Drama|Fantasy|Romance', 'Action|Adventure|Sci-Fi|Thriller', 'Action|Adventure|Sci-Fi', 'Drama', 'Action|Adventure|Comedy|Sci-Fi', 'Comedy|Drama', 'Animation|Children|Comedy', 'Drama', 'Crime|Drama', 'Action|Crime|Thriller', 'Action|Adventure|Thriller', 'Drama', 'Action|Adventure|Animation|Horror|Sci-Fi', 'Action|Sci-Fi', 'Comedy|Crime|Drama|Thriller']</text:p>
          </table:table-cell>
          <table:table-cell office:value-type="float" office:value="13.222555398941" calcext:value-type="float">
            <text:p>13.22255539894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792911]</text:p>
          </table:table-cell>
          <table:table-cell office:value-type="float" office:value="0.445329939407092" calcext:value-type="float">
            <text:p>0.445329939407092</text:p>
          </table:table-cell>
          <table:table-cell office:value-type="string" calcext:value-type="string">
            <text:p>[ <text:s/>68 1270 1893 1190 <text:s text:c="2"/>69 <text:s/>162 <text:s/>926 <text:s/>184 <text:s/>238 <text:s/>241]</text:p>
          </table:table-cell>
          <table:table-cell office:value-type="string" calcext:value-type="string">
            <text:p>[6.78778724e-01 2.57629223e-02 2.28823654e-02 1.11938364e-02 8.24244731e-03 6.04377027e-03 3.43485447e-03 1.27250848e-03 7.09941227e-04 2.60830417e-04]</text:p>
          </table:table-cell>
          <table:table-cell office:value-type="float" office:value="3.34758106383921" calcext:value-type="float">
            <text:p>3.34758106383921</text:p>
          </table:table-cell>
          <table:table-cell office:value-type="string" calcext:value-type="string">
            <text:p>[('Action|Adventure|Sci-Fi', 0.6787787243442303), ('Crime|Drama|Thriller', 0.025762922310265855), ('Adventure|Fantasy|Thriller|IMAX', 0.02288236537615228), ('Action|Crime|Drama', 0.011193836447726022), ('Action|Adventure|Comedy|Fantasy|Romance', 0.00824244730538043), ('Comedy|Crime', 0.006043770271634336), ('Action|Adventure|Sci-Fi|IMAX', 0.003434854472956915), ('Drama|Romance', 0.0012725084767996027), ('Action|Crime|Drama|IMAX', 0.0007099412267992127), ('Action|Comedy|Horror', 0.00026083041731509544)]</text:p>
          </table:table-cell>
          <table:table-cell office:value-type="string" calcext:value-type="string">
            <text:p>['Children|Comedy|Fantasy|Musical']</text:p>
          </table:table-cell>
          <table:table-cell office:value-type="float" office:value="3.23373015873016" calcext:value-type="float">
            <text:p>3.23373015873016</text:p>
          </table:table-cell>
          <table:table-cell office:value-type="float" office:value="0.896384478633413" calcext:value-type="float">
            <text:p>0.89638447863341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['Action|Adventure|Thriller', 'Action|Crime|Drama', 'Action|Romance|War|Western', 'Comedy|Romance', 'Action|Adventure', 'Action|Adventure|Fantasy|IMAX', 'Comedy', 'Action|Adventure', 'Adventure|Animation|Children|Comedy|Fantasy|Romance', 'Action|Adventure|Sci-Fi|IMAX', 'Adventure|Animation|Children|Fantasy|IMAX', 'Comedy', 'Adventure|Children|Fantasy', 'Comedy|Drama|Romance', 'Drama|Romance', 'Action|Crime|Drama|Thriller', 'Comedy|Romance', 'Action|Adventure|Sci-Fi|IMAX', 'Comedy|Drama|Romance', 'Drama|Romance|War']</text:p>
          </table:table-cell>
          <table:table-cell office:value-type="float" office:value="13.0522799491882" calcext:value-type="float">
            <text:p>13.052279949188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2.86397461]</text:p>
          </table:table-cell>
          <table:table-cell office:value-type="float" office:value="0.492097961969244" calcext:value-type="float">
            <text:p>0.492097961969244</text:p>
          </table:table-cell>
          <table:table-cell office:value-type="string" calcext:value-type="string">
            <text:p>[ <text:s/>70 <text:s text:c="2"/>65 <text:s/>378 <text:s/>460 <text:s/>835 1582 <text:s/>355 <text:s text:c="2"/>85 <text:s/>987 <text:s text:c="2"/>81]</text:p>
          </table:table-cell>
          <table:table-cell office:value-type="string" calcext:value-type="string">
            <text:p>[4.71964151e-01 3.85029726e-02 2.73233781e-02 2.08194973e-02 1.71928476e-02 1.16700241e-02 7.12353033e-03 6.99453387e-03 3.72157287e-03 8.07485464e-05]</text:p>
          </table:table-cell>
          <table:table-cell office:value-type="float" office:value="2.37187664528384" calcext:value-type="float">
            <text:p>2.37187664528384</text:p>
          </table:table-cell>
          <table:table-cell office:value-type="string" calcext:value-type="string">
            <text:p>[('Action|Adventure', 0.47196415085185234), ('Children|Drama|Sci-Fi', 0.03850297262058773), ('Comedy|Romance', 0.027323378122652994), ('Children|Drama', 0.020819497266699433), ('Adventure|Comedy|Sci-Fi', 0.017192847625614044), ('Comedy|Drama|Romance', 0.0116700241471763), ('Adventure|Drama', 0.007123530327105668), ('Adventure|Comedy|Sci-Fi', 0.0069945338684370695), ('Drama|Romance', 0.003721572865581554), ('Action|Sci-Fi|Thriller', 8.074854641235034e-05)]</text:p>
          </table:table-cell>
          <table:table-cell office:value-type="string" calcext:value-type="string">
            <text:p>['Action|Comedy|Sci-Fi|Western']</text:p>
          </table:table-cell>
          <table:table-cell office:value-type="float" office:value="2.60739687055477" calcext:value-type="float">
            <text:p>2.60739687055477</text:p>
          </table:table-cell>
          <table:table-cell office:value-type="float" office:value="0.926641817915628" calcext:value-type="float">
            <text:p>0.9266418179156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['Comedy', 'Action|Crime|Drama|Thriller', 'Adventure|Fantasy|Musical', 'Romance|Thriller', 'Action|Crime|Thriller', 'Film-Noir|Mystery', 'Comedy', 'Adventure|Comedy|Sci-Fi', 'Action|Adventure|Sci-Fi|Thriller', 'Mystery|Thriller', 'Adventure|Animation|Children|Comedy|Crime|Fantasy|Mystery', 'Comedy|Drama|Fantasy|Romance', 'Action|Mystery|Sci-Fi', 'Action|Adventure', 'Adventure|Comedy|Fantasy|Sci-Fi', 'Action|Comedy|Fantasy', 'Action|Adventure|Comedy|Sci-Fi', 'Children|Drama|Sci-Fi', 'Action|Adventure|Comedy|Fantasy|Romance', 'Action|Adventure']</text:p>
          </table:table-cell>
          <table:table-cell office:value-type="float" office:value="16.18528175354" calcext:value-type="float">
            <text:p>16.1852817535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62416211]</text:p>
          </table:table-cell>
          <table:table-cell office:value-type="float" office:value="0.445710182110133" calcext:value-type="float">
            <text:p>0.445710182110133</text:p>
          </table:table-cell>
          <table:table-cell office:value-type="string" calcext:value-type="string">
            <text:p>[ <text:s/>16 <text:s text:c="2"/>62 1117 <text:s/>166 <text:s/>192 <text:s/>264 1125 <text:s text:c="3"/>4 <text:s/>184 <text:s/>588]</text:p>
          </table:table-cell>
          <table:table-cell office:value-type="string" calcext:value-type="string">
            <text:p>[6.32690530e-01 3.13710355e-02 2.03639494e-02 1.63401904e-02 1.08085469e-02 8.25282267e-03 3.96017843e-03 6.53092453e-04 5.82214637e-04 3.66010400e-04]</text:p>
          </table:table-cell>
          <table:table-cell office:value-type="float" office:value="3.17845192293124" calcext:value-type="float">
            <text:p>3.17845192293124</text:p>
          </table:table-cell>
          <table:table-cell office:value-type="string" calcext:value-type="string">
            <text:p>[('Comedy|Crime|Drama|Thriller', 0.6326905297599907), ('Crime|Mystery|Thriller', 0.03137103549495126), ('Action|Adventure|Animation|Drama|Fantasy', 0.02036394944523285), ('Action|Sci-Fi|Thriller', 0.01634019044071891), ('Action|Crime|Drama|Thriller', 0.010808546865175135), ('Comedy|Drama|Musical|Romance', 0.00825282267094451), ('Comedy|Romance', 0.003960178433684599), ('Crime|Mystery|Thriller', 0.0006530924528661171), ('Drama|Romance', 0.0005822146369919244), ('Action|Crime|Drama|Thriller', 0.000366010400081559)]</text:p>
          </table:table-cell>
          <table:table-cell office:value-type="string" calcext:value-type="string">
            <text:p>['Action|Comedy|Crime|Drama']</text:p>
          </table:table-cell>
          <table:table-cell office:value-type="float" office:value="3.65739910313901" calcext:value-type="float">
            <text:p>3.65739910313901</text:p>
          </table:table-cell>
          <table:table-cell office:value-type="float" office:value="0.723795710716231" calcext:value-type="float">
            <text:p>0.72379571071623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['Comedy|Drama', 'Drama', 'Action|Sci-Fi|Thriller', 'Comedy|Drama|Romance', 'Crime|Mystery|Romance|Thriller', 'Drama|War', 'Comedy|Drama|Romance|War', 'Drama|Sci-Fi', 'Drama', 'Comedy|Drama|Romance', 'Comedy|Drama', 'Drama', 'Comedy|Drama|Fantasy', 'Action|Crime|Drama|Thriller', 'Action|Adventure|Animation|Drama|Fantasy', 'Adventure|Animation|Drama|Fantasy|Sci-Fi', 'Crime|Drama|Romance', 'Comedy|Romance', 'Crime|Mystery|Thriller', 'Drama']</text:p>
          </table:table-cell>
          <table:table-cell office:value-type="float" office:value="12.3314175605774" calcext:value-type="float">
            <text:p>12.331417560577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1259439]</text:p>
          </table:table-cell>
          <table:table-cell office:value-type="float" office:value="2.91318240075787" calcext:value-type="float">
            <text:p>2.91318240075787</text:p>
          </table:table-cell>
          <table:table-cell office:value-type="string" calcext:value-type="string">
            <text:p>[ <text:s/>20 <text:s/>192 <text:s/>166 <text:s/>121 <text:s/>232 1134 <text:s/>244 <text:s text:c="3"/>7 <text:s/>444 <text:s/>588]</text:p>
          </table:table-cell>
          <table:table-cell office:value-type="string" calcext:value-type="string">
            <text:p>[0.56350453 0.07649145 0.07158133 0.05504463 0.04234522 0.03884699 0.0325972 <text:s/>0.0221596 <text:s/>0.02162298 0.02109492]</text:p>
          </table:table-cell>
          <table:table-cell office:value-type="float" office:value="1.21276150150599" calcext:value-type="float">
            <text:p>1.21276150150599</text:p>
          </table:table-cell>
          <table:table-cell office:value-type="string" calcext:value-type="string">
            <text:p>[('Comedy|Drama|Romance|War', 0.5635045271587111), ('Action|Crime|Drama|Thriller', 0.07649144695873963), ('Action|Sci-Fi|Thriller', 0.07158133490838542), ('Action|Drama|War', 0.05504463255605227), ('Crime|Drama', 0.042345215399869164), ('Action|Crime|Thriller', 0.038846991619299054), ('Action|Crime|Drama|Mystery|Sci-Fi|Thriller|IMAX', 0.0325972009862405), ('Action|Drama|War', 0.02215960479339802), ('Mystery|Thriller', 0.021622980297886434), ('Action|Crime|Drama|Thriller', 0.021094921577270644)]</text:p>
          </table:table-cell>
          <table:table-cell office:value-type="string" calcext:value-type="string">
            <text:p>['Adventure|Fantasy']</text:p>
          </table:table-cell>
          <table:table-cell office:value-type="float" office:value="3.71544715447154" calcext:value-type="float">
            <text:p>3.71544715447154</text:p>
          </table:table-cell>
          <table:table-cell office:value-type="float" office:value="0.92191322099466" calcext:value-type="float">
            <text:p>0.9219132209946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['Action|Adventure|Children|IMAX', 'Action|Adventure|Fantasy|Sci-Fi', 'Comedy|Drama', 'Drama|Thriller', 'Thriller', 'Action|Adventure|Thriller', 'Action|Mystery|Thriller', 'Comedy|Drama|Romance|War', 'Drama|Romance', 'Action|Crime|Thriller', 'Action|Crime|Drama|Thriller', 'Sci-Fi|Thriller', 'Adventure|Animation|Children|Romance|Sci-Fi', 'Comedy|Drama|Romance|War', 'Action|Crime|Thriller', 'Crime|Horror|Thriller', 'Action|Crime|Drama|Thriller', 'Action|Adventure|Crime', 'Action|Adventure|Sci-Fi', 'Action|Adventure|Thriller|IMAX']</text:p>
          </table:table-cell>
          <table:table-cell office:value-type="float" office:value="10.9485766887665" calcext:value-type="float">
            <text:p>10.948576688766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31837383]</text:p>
          </table:table-cell>
          <table:table-cell office:value-type="float" office:value="3.16709354171466" calcext:value-type="float">
            <text:p>3.16709354171466</text:p>
          </table:table-cell>
          <table:table-cell office:value-type="string" calcext:value-type="string">
            <text:p>[ <text:s/>72 <text:s/>277 1021 4487 4488 1185 <text:s text:c="2"/>62 <text:s/>357 <text:s text:c="3"/>3 1111]</text:p>
          </table:table-cell>
          <table:table-cell office:value-type="string" calcext:value-type="string">
            <text:p>[8.60904532e-01 2.50343810e-02 1.24556084e-02 9.12445447e-03 4.00825037e-03 3.25881251e-03 3.07803672e-03 1.58463747e-03 3.55449155e-04 6.28969155e-05]</text:p>
          </table:table-cell>
          <table:table-cell office:value-type="float" office:value="1.15128028488463" calcext:value-type="float">
            <text:p>1.15128028488463</text:p>
          </table:table-cell>
          <table:table-cell office:value-type="string" calcext:value-type="string">
            <text:p>[('Action|Drama|War', 0.8609045322747477), ('Drama', 0.025034381022125685), ('Comedy|Crime|Thriller', 0.012455608424049467), ('Documentary', 0.009124454470603692), ('Comedy', 0.004008250374020774), ('Comedy|Drama|Romance', 0.0032588125125416322), ('Crime|Mystery|Thriller', 0.00307803671678964), ('Comedy|Drama', 0.0015846374724725297), ('Mystery|Thriller', 0.00035544915486846525), ('Comedy|Drama|War', 6.289691549938519e-05)]</text:p>
          </table:table-cell>
          <table:table-cell office:value-type="string" calcext:value-type="string">
            <text:p>['Action|Sci-Fi|Thriller']</text:p>
          </table:table-cell>
          <table:table-cell office:value-type="float" office:value="4.12688821752266" calcext:value-type="float">
            <text:p>4.12688821752266</text:p>
          </table:table-cell>
          <table:table-cell office:value-type="float" office:value="0.750972571546157" calcext:value-type="float">
            <text:p>0.75097257154615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['Crime|Drama|Mystery', 'Comedy|Crime|Drama|Thriller', 'Documentary', 'Comedy', 'Mystery|Sci-Fi|Thriller', 'Comedy|Romance', 'Action|Adventure|Drama', 'Horror|Mystery', 'Drama|War', 'Comedy', 'Comedy|Crime|Drama', 'Crime|Film-Noir|Mystery|Thriller', 'Drama|War', 'Comedy|Crime|Drama', 'Drama', 'Crime|Drama', 'Documentary', 'Crime|Fantasy|Horror', 'Adventure|Drama', 'Drama']</text:p>
          </table:table-cell>
          <table:table-cell office:value-type="float" office:value="11.4431552886963" calcext:value-type="float">
            <text:p>11.443155288696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2.94960504]</text:p>
          </table:table-cell>
          <table:table-cell office:value-type="float" office:value="3.10012722226379" calcext:value-type="float">
            <text:p>3.10012722226379</text:p>
          </table:table-cell>
          <table:table-cell office:value-type="string" calcext:value-type="string">
            <text:p>[ <text:s/>15 <text:s text:c="2"/>67 <text:s text:c="2"/>68 <text:s/>166 <text:s text:c="2"/>36 1136 1027 <text:s/>722 <text:s text:c="2"/>72 <text:s text:c="2"/>75]</text:p>
          </table:table-cell>
          <table:table-cell office:value-type="string" calcext:value-type="string">
            <text:p>[0.53080854 0.04025038 0.0261243 <text:s/>0.02361592 0.02268977 0.022526 0.01094901 0.00689551 0.00239329 0.00106777]</text:p>
          </table:table-cell>
          <table:table-cell office:value-type="float" office:value="0.15052217731619" calcext:value-type="float">
            <text:p>0.15052217731619</text:p>
          </table:table-cell>
          <table:table-cell office:value-type="string" calcext:value-type="string">
            <text:p>[('Action|Adventure|Sci-Fi', 0.5308085406609307), ('Adventure|Comedy|Fantasy', 0.04025037504162438), ('Action|Adventure|Sci-Fi', 0.026124301600419366), ('Action|Sci-Fi|Thriller', 0.023615919001892235), ('Comedy|Crime|Drama|Thriller', 0.022689769714321968), ('Crime|Drama', 0.02252599647920839), ('Crime|Drama', 0.01094901313163216), ('Comedy|War', 0.006895505615409952), ('Action|Drama|War', 0.002393288875580913), ('Horror|Sci-Fi', 0.0010677690309325286)]</text:p>
          </table:table-cell>
          <table:table-cell office:value-type="string" calcext:value-type="string">
            <text:p>['Action|Comedy|Sci-Fi']</text:p>
          </table:table-cell>
          <table:table-cell office:value-type="float" office:value="3.56521739130435" calcext:value-type="float">
            <text:p>3.56521739130435</text:p>
          </table:table-cell>
          <table:table-cell office:value-type="float" office:value="0.854528373759992" calcext:value-type="float">
            <text:p>0.8545283737599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['Drama|War', 'Action|Adventure|Drama', 'Adventure|Comedy|Sci-Fi', 'Action|Adventure|Fantasy', 'Adventure|Drama|Western', 'Crime|Drama', 'Comedy|Drama|War', 'Action|Adventure|Sci-Fi|Thriller', 'Crime|Drama', 'Adventure|Drama|War', 'Comedy|Drama|Romance|War', 'Drama', 'Action|Drama|War', 'Action|Adventure|Sci-Fi', 'Action|Adventure|Drama|War', 'Drama|War', 'Drama|War', 'Action|Horror', 'Action|Adventure|Mystery|Romance|Thriller', 'Drama|Romance']</text:p>
          </table:table-cell>
          <table:table-cell office:value-type="float" office:value="12.3583481311798" calcext:value-type="float">
            <text:p>12.358348131179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70805804]</text:p>
          </table:table-cell>
          <table:table-cell office:value-type="float" office:value="4.00560020866462" calcext:value-type="float">
            <text:p>4.00560020866462</text:p>
          </table:table-cell>
          <table:table-cell office:value-type="string" calcext:value-type="string">
            <text:p>[ 166 <text:s/>238 <text:s text:c="2"/>70 <text:s/>249 <text:s/>232 1395 <text:s/>774 <text:s/>244 1055 2135]</text:p>
          </table:table-cell>
          <table:table-cell office:value-type="string" calcext:value-type="string">
            <text:p>[7.30007914e-01 6.56338026e-02 3.60830717e-02 1.30559728e-02 1.10350384e-02 9.30016577e-03 7.22811088e-03 3.44154084e-03 9.34043419e-04 9.66008042e-05]</text:p>
          </table:table-cell>
          <table:table-cell office:value-type="float" office:value="0.297542165354724" calcext:value-type="float">
            <text:p>0.297542165354724</text:p>
          </table:table-cell>
          <table:table-cell office:value-type="string" calcext:value-type="string">
            <text:p>[('Action|Sci-Fi|Thriller', 0.7300079135193465), ('Action|Crime|Drama|IMAX', 0.06563380256860936), ('Action|Adventure', 0.03608307166765209), ('Action|Adventure|Crime|IMAX', 0.01305597282607577), ('Crime|Drama', 0.011035038372139613), ('Crime|Drama', 0.009300165773954996), ('Action|Adventure|Drama|Fantasy', 0.007228110879555825), ('Action|Crime|Drama|Mystery|Sci-Fi|Thriller|IMAX', 0.003441540844171556), ('Adventure|Animation|Children|Romance|Sci-Fi', 0.0009340434189045331), ('Action|Adventure|Sci-Fi', 9.660080419252932e-05)]</text:p>
          </table:table-cell>
          <table:table-cell office:value-type="string" calcext:value-type="string">
            <text:p>['Action|Adventure|Thriller']</text:p>
          </table:table-cell>
          <table:table-cell office:value-type="float" office:value="4.25245098039216" calcext:value-type="float">
            <text:p>4.25245098039216</text:p>
          </table:table-cell>
          <table:table-cell office:value-type="float" office:value="0.76295598551448" calcext:value-type="float">
            <text:p>0.762955985514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['Drama|Romance', 'Comedy|Romance', 'Drama', 'Action|Crime|Drama|Mystery|Sci-Fi|Thriller|IMAX', 'Action|Adventure|Animation|Children|Comedy|IMAX', 'Drama|Horror|Thriller', 'Drama|Mystery|Romance', 'Adventure|Drama|Fantasy|Mystery|Sci-Fi', 'Action|Adventure|Comedy|Drama|Romance|Thriller', 'Drama|Romance', 'Adventure|Animation|Children|Sci-Fi', 'Comedy|Drama|Fantasy', 'Action|Adventure|Drama|War', 'Action|Drama|War', 'Adventure|Fantasy', 'Drama|Fantasy|Romance', 'Animation|Children|Comedy|Fantasy|Musical|Romance|IMAX', 'Drama', 'Action|Drama|Mystery|Sci-Fi|Thriller|IMAX', 'Action|Animation|Children|Comedy|IMAX']</text:p>
          </table:table-cell>
          <table:table-cell office:value-type="float" office:value="12.1219506263733" calcext:value-type="float">
            <text:p>12.12195062637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39985687]</text:p>
          </table:table-cell>
          <table:table-cell office:value-type="float" office:value="0.662350007934407" calcext:value-type="float">
            <text:p>0.662350007934407</text:p>
          </table:table-cell>
          <table:table-cell office:value-type="string" calcext:value-type="string">
            <text:p>[ <text:s/>73 <text:s/>166 2265 <text:s/>192 1133 <text:s/>444 <text:s/>794 <text:s text:c="2"/>68 <text:s text:c="2"/>15 <text:s text:c="3"/>0]</text:p>
          </table:table-cell>
          <table:table-cell office:value-type="string" calcext:value-type="string">
            <text:p>[0.61996315 0.01733155 0.0146961 <text:s/>0.01025877 0.00492589 0.00431182 0.00404803 0.00246043 0.00112476 0.00085087]</text:p>
          </table:table-cell>
          <table:table-cell office:value-type="float" office:value="2.7375068575329" calcext:value-type="float">
            <text:p>2.7375068575329</text:p>
          </table:table-cell>
          <table:table-cell office:value-type="string" calcext:value-type="string">
            <text:p>[('Action|Adventure|Sci-Fi', 0.6199631488160214), ('Action|Sci-Fi|Thriller', 0.017331549521880325), ('Comedy|Horror', 0.014696102785012289), ('Action|Crime|Drama|Thriller', 0.010258769687939574), ('Adventure|Animation|Children|Comedy|Fantasy|IMAX', 0.0049258937383092945), ('Mystery|Thriller', 0.004311817849755243), ('Action|Adventure|Animation|Children|Comedy', 0.004048033006060545), ('Action|Adventure|Sci-Fi', 0.002460429411083917), ('Action|Adventure|Sci-Fi', 0.0011247585370383775), ('Adventure|Animation|Children|Comedy|Fantasy', 0.0008508697403612244)]</text:p>
          </table:table-cell>
          <table:table-cell office:value-type="string" calcext:value-type="string">
            <text:p>['Action|Adventure|Fantasy|Thriller']</text:p>
          </table:table-cell>
          <table:table-cell office:value-type="float" office:value="3.68855606758833" calcext:value-type="float">
            <text:p>3.68855606758833</text:p>
          </table:table-cell>
          <table:table-cell office:value-type="float" office:value="0.857092701927981" calcext:value-type="float">
            <text:p>0.85709270192798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['Adventure|Animation|Children|Comedy|Fantasy', 'Action|Drama|Western', 'Crime|Drama|Film-Noir|Thriller', 'Comedy|Crime|Drama', 'Action|Adventure|Crime|Drama|Thriller', 'Action|Drama|Thriller|Western', 'Drama', 'Crime|Drama', 'Action|Crime|Thriller', 'Crime|Drama|Thriller', 'Adventure|Animation|Children|Comedy|Fantasy|IMAX', 'Mystery|Thriller', 'Drama|Romance|Sci-Fi', 'Drama|Mystery|Sci-Fi|Thriller', 'Action|Comedy|Fantasy|Horror', 'Action|Adventure|Western', 'Comedy|Crime|Mystery|Thriller', 'Adventure|Comedy|Drama', 'Crime|Drama|Thriller', 'Comedy|Crime|Drama|Thriller']</text:p>
          </table:table-cell>
          <table:table-cell office:value-type="float" office:value="13.2896549701691" calcext:value-type="float">
            <text:p>13.289654970169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66226476]</text:p>
          </table:table-cell>
          <table:table-cell office:value-type="float" office:value="3.96669294484141" calcext:value-type="float">
            <text:p>3.96669294484141</text:p>
          </table:table-cell>
          <table:table-cell office:value-type="string" calcext:value-type="string">
            <text:p>[ 166 <text:s text:c="2"/>70 1055 1077 <text:s/>244 1054 <text:s/>915 <text:s/>774 <text:s/>232 1395]</text:p>
          </table:table-cell>
          <table:table-cell office:value-type="string" calcext:value-type="string">
            <text:p>[0.77709827 0.01714375 0.01315458 0.01306304 0.01129748 0.00612659 0.00587001 0.00423646 0.00419562 0.00359533]</text:p>
          </table:table-cell>
          <table:table-cell office:value-type="float" office:value="0.304428188812011" calcext:value-type="float">
            <text:p>0.304428188812011</text:p>
          </table:table-cell>
          <table:table-cell office:value-type="string" calcext:value-type="string">
            <text:p>[('Action|Sci-Fi|Thriller', 0.7770982698507166), ('Action|Adventure', 0.01714375333440367), ('Adventure|Animation|Children|Romance|Sci-Fi', 0.013154583040765205), ('Action|Adventure|Sci-Fi', 0.013063041506457491), ('Action|Crime|Drama|Mystery|Sci-Fi|Thriller|IMAX', 0.011297484975700227), ('Action|Adventure|Sci-Fi', 0.006126586726535455), ('Adventure|Animation|Children|Drama', 0.005870014416165427), ('Action|Adventure|Drama|Fantasy', 0.004236460648305332), ('Crime|Drama', 0.004195616527262108), ('Crime|Drama', 0.0035953321092109325)]</text:p>
          </table:table-cell>
          <table:table-cell office:value-type="string" calcext:value-type="string">
            <text:p>['Drama|Thriller']</text:p>
          </table:table-cell>
          <table:table-cell office:value-type="float" office:value="4.09219858156028" calcext:value-type="float">
            <text:p>4.09219858156028</text:p>
          </table:table-cell>
          <table:table-cell office:value-type="float" office:value="0.695993694638616" calcext:value-type="float">
            <text:p>0.6959936946386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['Action|Crime|Drama|Thriller|War', 'Drama|War', 'Action|Crime|Mystery|Thriller', 'Comedy', 'Action|Adventure|Thriller', 'Action|Crime|IMAX', 'Action|Crime|Drama|IMAX', 'Action|Adventure|Drama|Fantasy', 'Adventure|Fantasy', 'Adventure|Fantasy', 'Drama', 'Comedy|Fantasy|Romance', 'Action|Adventure', 'Adventure|Children|Fantasy', 'Adventure|Comedy|Fantasy|Romance|IMAX', 'Drama|Fantasy|Mystery|Romance', 'Action|Adventure|Thriller', 'Action|Adventure|Comedy', 'Action|Adventure|Drama|Thriller', 'Animation|Sci-Fi']</text:p>
          </table:table-cell>
          <table:table-cell office:value-type="float" office:value="15.6421637535095" calcext:value-type="float">
            <text:p>15.642163753509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09740235]</text:p>
          </table:table-cell>
          <table:table-cell office:value-type="float" office:value="0.992200605821142" calcext:value-type="float">
            <text:p>0.992200605821142</text:p>
          </table:table-cell>
          <table:table-cell office:value-type="string" calcext:value-type="string">
            <text:p>[ 16 463 <text:s/>34 <text:s/>25 <text:s/>69 486 <text:s/>15 <text:s text:c="2"/>3 465 <text:s/>31]</text:p>
          </table:table-cell>
          <table:table-cell office:value-type="string" calcext:value-type="string">
            <text:p>[0.46551295 0.14459982 0.04442063 0.03765972 0.03737624 0.03041556 0.02651578 0.02131664 0.01799951 0.0054589 ]</text:p>
          </table:table-cell>
          <table:table-cell office:value-type="float" office:value="3.10520174623051" calcext:value-type="float">
            <text:p>3.10520174623051</text:p>
          </table:table-cell>
          <table:table-cell office:value-type="string" calcext:value-type="string">
            <text:p>[('Comedy|Crime|Drama|Thriller', 0.4655129503345291), ('Adventure|Drama|IMAX', 0.14459981679223863), ('Crime|Horror|Thriller', 0.04442062885036358), ('Thriller', 0.037659722570447), ('Action|Adventure|Comedy|Fantasy|Romance', 0.03737623825458647), ('Action|Adventure|Thriller', 0.030415557121674958), ('Action|Adventure|Sci-Fi', 0.02651577959310497), ('Mystery|Thriller', 0.021316638448170576), ('Drama|Horror', 0.017999512456956898), ('Action|Drama|Western', 0.0054588981919828335)]</text:p>
          </table:table-cell>
          <table:table-cell office:value-type="string" calcext:value-type="string">
            <text:p>['Action|Adventure|Sci-Fi|Thriller']</text:p>
          </table:table-cell>
          <table:table-cell office:value-type="float" office:value="3.56590909090909" calcext:value-type="float">
            <text:p>3.56590909090909</text:p>
          </table:table-cell>
          <table:table-cell office:value-type="float" office:value="1.06182586781153" calcext:value-type="float">
            <text:p>1.061825867811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['Crime|Drama', 'Drama', 'Comedy|Crime|Romance', 'Crime|Drama|Thriller', 'Adventure|Drama|Thriller', 'Action|Adventure|Thriller', 'Action|Adventure|Thriller', 'Drama|Romance', 'Drama|Thriller', 'Comedy|Fantasy|Romance', 'Crime|Drama|Mystery|Thriller', 'Drama', 'Drama|War', 'Action|Crime|Drama', 'Comedy|Romance', 'Crime|Drama', 'Action|Adventure|Sci-Fi', 'Crime|Drama', 'Action|Adventure|Comedy|Fantasy|Romance', 'Drama|Sci-Fi|Thriller']</text:p>
          </table:table-cell>
          <table:table-cell office:value-type="float" office:value="15.0522830486298" calcext:value-type="float">
            <text:p>15.052283048629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95027727]</text:p>
          </table:table-cell>
          <table:table-cell office:value-type="float" office:value="4.28047518624471" calcext:value-type="float">
            <text:p>4.28047518624471</text:p>
          </table:table-cell>
          <table:table-cell office:value-type="string" calcext:value-type="string">
            <text:p>[ <text:s/>16 <text:s text:c="3"/>4 <text:s text:c="2"/>34 <text:s/>237 <text:s/>277 <text:s text:c="2"/>20 1080 <text:s text:c="2"/>36 <text:s/>232 <text:s/>166]</text:p>
          </table:table-cell>
          <table:table-cell office:value-type="string" calcext:value-type="string">
            <text:p>[0.65860457 0.02818523 0.02180842 0.02014431 0.0147605 <text:s/>0.01467109 0.01123488 0.00984825 0.00874931 0.0020489 ]</text:p>
          </table:table-cell>
          <table:table-cell office:value-type="float" office:value="0.33019791151379" calcext:value-type="float">
            <text:p>0.33019791151379</text:p>
          </table:table-cell>
          <table:table-cell office:value-type="string" calcext:value-type="string">
            <text:p>[('Comedy|Crime|Drama|Thriller', 0.6586045734491095), ('Crime|Mystery|Thriller', 0.02818523389495838), ('Crime|Horror|Thriller', 0.021808415371357442), ('Crime|Drama|Thriller', 0.02014430611282547), ('Drama', 0.014760500474787334), ('Comedy|Drama|Romance|War', 0.014671088141466797), ('Action|Adventure|Fantasy|Sci-Fi|IMAX', 0.011234879252730258), ('Comedy|Crime|Drama|Thriller', 0.009848252378093563), ('Crime|Drama', 0.00874930526909358), ('Action|Sci-Fi|Thriller', 0.0020489006017620098)]</text:p>
          </table:table-cell>
          <table:table-cell office:value-type="string" calcext:value-type="string">
            <text:p>['Action|Adventure|Sci-Fi|Thriller']</text:p>
          </table:table-cell>
          <table:table-cell office:value-type="float" office:value="4.54623287671233" calcext:value-type="float">
            <text:p>4.54623287671233</text:p>
          </table:table-cell>
          <table:table-cell office:value-type="float" office:value="0.491802165942741" calcext:value-type="float">
            <text:p>0.4918021659427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'Crime|Drama|Thriller', 'Action|Crime|Thriller', 'Drama|Mystery|Thriller', 'Drama|Horror|Mystery', 'Drama', 'Comedy', 'Adventure|Comedy|Crime', 'Drama|Mystery|Western', 'Action|Sci-Fi', 'Action|Crime|Thriller', 'Action|Horror|Sci-Fi', 'Drama', 'Comedy|Crime|Drama', 'Comedy|Crime', 'Drama|Western', 'Crime|Drama', 'Comedy', 'Action|Crime|Horror|Sci-Fi|Thriller', 'Drama|Romance', 'Comedy']</text:p>
          </table:table-cell>
          <table:table-cell office:value-type="float" office:value="12.9007377624512" calcext:value-type="float">
            <text:p>12.900737762451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2.37116637]</text:p>
          </table:table-cell>
          <table:table-cell office:value-type="float" office:value="2.55840931316757" calcext:value-type="float">
            <text:p>2.55840931316757</text:p>
          </table:table-cell>
          <table:table-cell office:value-type="string" calcext:value-type="string">
            <text:p>[ 753 <text:s/>917 <text:s/>457 1938 1055 <text:s/>763 <text:s/>926 <text:s/>774 1066 <text:s/>779]</text:p>
          </table:table-cell>
          <table:table-cell office:value-type="string" calcext:value-type="string">
            <text:p>[3.94107502e-01 1.09437259e-01 7.53083979e-02 5.83688258e-02 2.66284510e-02 1.07928816e-02 5.07241555e-03 9.13810137e-04 2.67996429e-04 8.56491077e-05]</text:p>
          </table:table-cell>
          <table:table-cell office:value-type="float" office:value="0.187242941352769" calcext:value-type="float">
            <text:p>0.187242941352769</text:p>
          </table:table-cell>
          <table:table-cell office:value-type="string" calcext:value-type="string">
            <text:p>[('Adventure|Fantasy', 0.3941075017189291), ('Adventure|Fantasy|Mystery|Romance|IMAX', 0.10943725890663233), ('Adventure|Children|Fantasy', 0.07530839793482833), ('Action|Adventure|Drama|Fantasy|Mystery|IMAX', 0.05836882581532904), ('Adventure|Animation|Children|Romance|Sci-Fi', 0.026628451002304196), ('Adventure|Fantasy', 0.010792881557660504), ('Action|Adventure|Sci-Fi|IMAX', 0.005072415549407491), ('Action|Adventure|Drama|Fantasy', 0.0009138101366331609), ('Action|Adventure|Sci-Fi|IMAX', 0.0002679964285372671), ('Adventure|Fantasy|IMAX', 8.56491076554116e-05)]</text:p>
          </table:table-cell>
          <table:table-cell office:value-type="string" calcext:value-type="string">
            <text:p>['Action|Adventure|Sci-Fi|Thriller|IMAX']</text:p>
          </table:table-cell>
          <table:table-cell office:value-type="float" office:value="3.21627408993576" calcext:value-type="float">
            <text:p>3.21627408993576</text:p>
          </table:table-cell>
          <table:table-cell office:value-type="float" office:value="0.67718449264604" calcext:value-type="float">
            <text:p>0.677184492646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['Action|Adventure|Drama|Fantasy', 'Comedy', 'Adventure|Fantasy', 'Adventure|Fantasy', 'Drama|Romance', 'Comedy|Musical', 'Adventure|Animation|Children|Fantasy|IMAX', 'Comedy', 'Drama|Romance', 'Comedy|Drama|Musical|Sci-Fi', 'Comedy|Drama|War', 'Comedy|Drama|Romance', 'Action|Animation|Comedy', 'Action|Adventure|Sci-Fi|IMAX', 'Adventure|Animation|Comedy|Fantasy|Musical|Romance', 'Action|Adventure|Animation', 'Children|Drama', 'Comedy|Drama|Romance', 'Adventure|Animation|Children|Comedy|Musical|Romance', 'Adventure|Animation|Children|Drama|Sci-Fi']</text:p>
          </table:table-cell>
          <table:table-cell office:value-type="float" office:value="13.6257998943329" calcext:value-type="float">
            <text:p>13.625799894332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04796759]</text:p>
          </table:table-cell>
          <table:table-cell office:value-type="float" office:value="3.01667165644271" calcext:value-type="float">
            <text:p>3.01667165644271</text:p>
          </table:table-cell>
          <table:table-cell office:value-type="string" calcext:value-type="string">
            <text:p>[ 28 638 466 <text:s/>20 232 487 <text:s text:c="2"/>7 621 491 <text:s/>25]</text:p>
          </table:table-cell>
          <table:table-cell office:value-type="string" calcext:value-type="string">
            <text:p>[0.47345223 0.02542388 0.02500546 0.02453822 0.01973209 0.01086432 0.01085061 0.00991303 0.00983216 0.00245515]</text:p>
          </table:table-cell>
          <table:table-cell office:value-type="float" office:value="0.0312959320243782" calcext:value-type="float">
            <text:p>0.031295932024378</text:p>
          </table:table-cell>
          <table:table-cell office:value-type="string" calcext:value-type="string">
            <text:p>[('Drama|War', 0.47345223434747336), ('Drama|Thriller', 0.025423884678830347), ('Drama', 0.025005458216734427), ('Comedy|Drama|Romance|War', 0.024538220759536728), ('Crime|Drama', 0.019732087796587503), ('Comedy|Drama|Romance', 0.010864319015295604), ('Action|Drama|War', 0.010850610299536418), ('Action|Romance|Thriller', 0.009913026693883087), ('Drama|Romance', 0.009832160004168934), ('Thriller', 0.0024551515251855023)]</text:p>
          </table:table-cell>
          <table:table-cell office:value-type="string" calcext:value-type="string">
            <text:p>['Action|Adventure|Sci-Fi']</text:p>
          </table:table-cell>
          <table:table-cell office:value-type="float" office:value="3.54054054054054" calcext:value-type="float">
            <text:p>3.54054054054054</text:p>
          </table:table-cell>
          <table:table-cell office:value-type="float" office:value="1.01594303401149" calcext:value-type="float">
            <text:p>1.015943034011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'Drama', 'Drama|Fantasy|Romance', 'Drama|Thriller', 'Comedy|Drama|Romance', 'Crime|Mystery|Thriller', 'Drama|Romance', 'Drama|War', 'Action|Drama|War', 'Comedy|Drama|Romance|War', 'Comedy', 'Crime|Drama', 'Drama|Horror', 'Comedy|Drama', 'Action|Adventure|Comedy|Romance', 'Action|Adventure|Sci-Fi', 'Adventure|Drama|Western', 'Action|Adventure|Mystery|Thriller', 'Comedy|Drama|Romance', 'Drama|Romance|War|Western', 'Thriller']</text:p>
          </table:table-cell>
          <table:table-cell office:value-type="float" office:value="13.4743826389313" calcext:value-type="float">
            <text:p>13.474382638931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94671187]</text:p>
          </table:table-cell>
          <table:table-cell office:value-type="float" office:value="2.1436030498022" calcext:value-type="float">
            <text:p>2.1436030498022</text:p>
          </table:table-cell>
          <table:table-cell office:value-type="string" calcext:value-type="string">
            <text:p>[ <text:s/>16 <text:s/>762 <text:s/>277 <text:s/>753 2265 1093 <text:s text:c="2"/>36 <text:s/>184 1094 <text:s text:c="2"/>68]</text:p>
          </table:table-cell>
          <table:table-cell office:value-type="string" calcext:value-type="string">
            <text:p>[7.48948424e-01 4.69086635e-02 2.62113911e-02 1.59242254e-02 1.06499281e-02 7.11367191e-03 5.13039159e-03 4.35940295e-03 2.54924302e-03 4.81884265e-04]</text:p>
          </table:table-cell>
          <table:table-cell office:value-type="float" office:value="1.80310881647846" calcext:value-type="float">
            <text:p>1.80310881647846</text:p>
          </table:table-cell>
          <table:table-cell office:value-type="string" calcext:value-type="string">
            <text:p>[('Comedy|Crime|Drama|Thriller', 0.7489484243485509), ('Adventure|Animation|Fantasy', 0.04690866354281218), ('Drama', 0.02621139114494786), ('Adventure|Fantasy', 0.01592422544705223), ('Comedy|Horror', 0.010649928113475817), ('Crime|Drama|Thriller', 0.007113671905681436), ('Comedy|Crime|Drama|Thriller', 0.005130391586937312), ('Drama|Romance', 0.004359402953129583), ('Action|Sci-Fi|Thriller', 0.0025492430228932993), ('Action|Adventure|Sci-Fi', 0.00048188426548787053)]</text:p>
          </table:table-cell>
          <table:table-cell office:value-type="string" calcext:value-type="string">
            <text:p>['Action|Adventure|Sci-Fi']</text:p>
          </table:table-cell>
          <table:table-cell office:value-type="float" office:value="3.77519379844961" calcext:value-type="float">
            <text:p>3.77519379844961</text:p>
          </table:table-cell>
          <table:table-cell office:value-type="float" office:value="1.03982936940679" calcext:value-type="float">
            <text:p>1.0398293694067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['Crime|Drama', 'Adventure|Comedy|Drama', 'Drama|Film-Noir|Romance', 'Action|Adventure|Animation|Children|Fantasy|Sci-Fi', 'Drama|Mystery|Thriller', 'Crime|Drama|Fantasy|Film-Noir|Mystery|Romance', 'Comedy|Drama|Romance', 'Action|Adventure', 'Crime|Drama|Film-Noir|Mystery|Thriller', 'Comedy|Drama', 'Drama', 'Adventure|Animation|Drama|Fantasy|Sci-Fi', 'Adventure|Animation|Fantasy', 'Action|Drama', 'Crime|Drama|Mystery|Thriller', 'Documentary', 'Action|Adventure|Animation|Fantasy', 'Action|Comedy|Crime|Drama', 'Drama|Sci-Fi|Thriller', 'Action|Crime|Thriller']</text:p>
          </table:table-cell>
          <table:table-cell office:value-type="float" office:value="12.5934886932373" calcext:value-type="float">
            <text:p>12.593488693237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2.50759298]</text:p>
          </table:table-cell>
          <table:table-cell office:value-type="float" office:value="2.49888590552494" calcext:value-type="float">
            <text:p>2.49888590552494</text:p>
          </table:table-cell>
          <table:table-cell office:value-type="string" calcext:value-type="string">
            <text:p>[232 <text:s/>20 <text:s/>16 487 495 <text:s/>34 313 <text:s/>28 <text:s/>25 504]</text:p>
          </table:table-cell>
          <table:table-cell office:value-type="string" calcext:value-type="string">
            <text:p>[0.37463311 0.04130422 0.03260806 0.01478066 0.01474594 0.01285614 0.01114101 0.00612402 0.00245373 0.00156763]</text:p>
          </table:table-cell>
          <table:table-cell office:value-type="float" office:value="0.00870707364976964" calcext:value-type="float">
            <text:p>0.00870707364977</text:p>
          </table:table-cell>
          <table:table-cell office:value-type="string" calcext:value-type="string">
            <text:p>[('Crime|Drama', 0.3746331078493668), ('Comedy|Drama|Romance|War', 0.041304221597550816), ('Comedy|Crime|Drama|Thriller', 0.032608061706311586), ('Comedy|Drama|Romance', 0.014780663547467793), ('Drama|Romance', 0.014745940431235971), ('Crime|Horror|Thriller', 0.012856137629943823), ('Comedy|Romance', 0.011141009606549082), ('Drama|War', 0.006124015086602045), ('Thriller', 0.0024537259076149436), ('Drama', 0.0015676258452545268)]</text:p>
          </table:table-cell>
          <table:table-cell office:value-type="string" calcext:value-type="string">
            <text:p>['Comedy']</text:p>
          </table:table-cell>
          <table:table-cell office:value-type="float" office:value="3.22047244094488" calcext:value-type="float">
            <text:p>3.22047244094488</text:p>
          </table:table-cell>
          <table:table-cell office:value-type="float" office:value="0.686350451412312" calcext:value-type="float">
            <text:p>0.6863504514123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['Crime|Drama', 'Action|Drama|War', 'Drama', 'Comedy|Crime|Drama|Thriller', 'Action|Drama|Western', 'Drama|Romance', 'Action|Crime|Thriller', 'Drama', 'Comedy|Drama|Romance|War', 'Crime|Drama', 'Comedy|Drama|Romance', 'Crime|Drama', 'Drama|Romance', 'Drama', 'Crime|Drama|Thriller', 'Comedy|Crime|Drama', 'Crime|Horror|Thriller', 'Drama|Musical', 'Crime|Thriller', 'Mystery|Sci-Fi|Thriller']</text:p>
          </table:table-cell>
          <table:table-cell office:value-type="float" office:value="12.2659306526184" calcext:value-type="float">
            <text:p>12.265930652618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2.98132703]</text:p>
          </table:table-cell>
          <table:table-cell office:value-type="float" office:value="3.51536800314551" calcext:value-type="float">
            <text:p>3.51536800314551</text:p>
          </table:table-cell>
          <table:table-cell office:value-type="string" calcext:value-type="string">
            <text:p>[ <text:s/>75 <text:s/>292 <text:s/>744 3444 4056 1732 <text:s text:c="2"/>69 <text:s/>473 <text:s/>200 1483]</text:p>
          </table:table-cell>
          <table:table-cell office:value-type="string" calcext:value-type="string">
            <text:p>[0.60650653 0.17079119 0.10220023 0.08669826 0.07137992 0.06581057 0.06063921 0.02205891 0.0068061 <text:s/>0.00161305]</text:p>
          </table:table-cell>
          <table:table-cell office:value-type="float" office:value="0.534040971658492" calcext:value-type="float">
            <text:p>0.534040971658492</text:p>
          </table:table-cell>
          <table:table-cell office:value-type="string" calcext:value-type="string">
            <text:p>[('Horror|Sci-Fi', 0.6065065313678828), ('Mystery|Sci-Fi|Thriller', 0.1707911857678944), ('Adventure|Animation|Children|Comedy|Fantasy|Romance', 0.10220022788452461), ('Action|Adventure|Animation|Children|Comedy|IMAX', 0.08669826474018848), ('Comedy|Horror|Thriller', 0.07137991974807457), ('Drama', 0.06581056860881906), ('Action|Adventure|Comedy|Fantasy|Romance', 0.06063921099805715), ('Children|Comedy|Fantasy', 0.022058909875112283), ('Adventure|Comedy|Fantasy', 0.0068060957577402706), ('Action|Romance|Sci-Fi|Thriller', 0.0016130530631979039)]</text:p>
          </table:table-cell>
          <table:table-cell office:value-type="string" calcext:value-type="string">
            <text:p>['Drama|Romance']</text:p>
          </table:table-cell>
          <table:table-cell office:value-type="float" office:value="3.65333333333333" calcext:value-type="float">
            <text:p>3.65333333333333</text:p>
          </table:table-cell>
          <table:table-cell office:value-type="float" office:value="0.972876605170917" calcext:value-type="float">
            <text:p>0.9728766051709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['Comedy|Drama|Romance', 'Comedy|Drama|Romance', 'Comedy', 'Fantasy|Horror|Thriller', 'Comedy', 'Adventure|Drama', 'Comedy|Drama|Fantasy|Romance', 'Action|Horror', 'Horror|Mystery|Thriller', 'Comedy', 'Comedy', 'Comedy', 'Adventure|Comedy', 'Comedy', 'Comedy', 'Comedy', 'Comedy|Drama', 'Comedy', 'Comedy', 'Comedy|Romance']</text:p>
          </table:table-cell>
          <table:table-cell office:value-type="float" office:value="12.5351896286011" calcext:value-type="float">
            <text:p>12.535189628601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06964039]</text:p>
          </table:table-cell>
          <table:table-cell office:value-type="float" office:value="2.19026803108986" calcext:value-type="float">
            <text:p>2.19026803108986</text:p>
          </table:table-cell>
          <table:table-cell office:value-type="string" calcext:value-type="string">
            <text:p>[ <text:s/>68 <text:s/>180 1055 <text:s/>232 <text:s/>753 <text:s/>764 <text:s/>774 <text:s text:c="2"/>69 <text:s text:c="2"/>70 <text:s/>915]</text:p>
          </table:table-cell>
          <table:table-cell office:value-type="string" calcext:value-type="string">
            <text:p>[7.47357867e-01 1.22136568e-02 1.21020020e-02 9.79865030e-03 8.62829501e-03 7.56210300e-03 7.28633492e-03 7.00339463e-03 1.58143243e-03 4.38156872e-04]</text:p>
          </table:table-cell>
          <table:table-cell office:value-type="float" office:value="1.8793723559374" calcext:value-type="float">
            <text:p>1.8793723559374</text:p>
          </table:table-cell>
          <table:table-cell office:value-type="string" calcext:value-type="string">
            <text:p>[('Action|Adventure|Sci-Fi', 0.7473578671553733), ('Action|Comedy|Sci-Fi', 0.012213656776171682), ('Adventure|Animation|Children|Romance|Sci-Fi', 0.012102002005749958), ('Crime|Drama', 0.009798650295137039), ('Adventure|Fantasy', 0.008628295010223436), ('Adventure|Fantasy', 0.007562102998467745), ('Action|Adventure|Drama|Fantasy', 0.007286334919582596), ('Action|Adventure|Comedy|Fantasy|Romance', 0.007003394634700598), ('Action|Adventure', 0.0015814324254281968), ('Adventure|Animation|Children|Drama', 0.0004381568717977077)]</text:p>
          </table:table-cell>
          <table:table-cell office:value-type="string" calcext:value-type="string">
            <text:p>['Action|Crime|Mystery|Sci-Fi|Thriller']</text:p>
          </table:table-cell>
          <table:table-cell office:value-type="float" office:value="3.37227722772277" calcext:value-type="float">
            <text:p>3.37227722772277</text:p>
          </table:table-cell>
          <table:table-cell office:value-type="float" office:value="0.847841617457709" calcext:value-type="float">
            <text:p>0.8478416174577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['Adventure|Fantasy', 'Action|Sci-Fi|Thriller', 'Comedy|Crime', 'Comedy|Drama', 'Adventure|Animation|Children|Romance|Sci-Fi', 'Action|Crime|Drama|IMAX', 'Crime|Drama', 'Action|Adventure|Comedy|Fantasy', 'Action|Horror', 'Action|Adventure|Drama', 'Action|Adventure|Sci-Fi', 'Action|Adventure|Comedy|Fantasy|Romance', 'Action|Adventure', 'Adventure|Drama|War', 'Action|Comedy|Sci-Fi', 'Drama|Mystery|Sci-Fi|Thriller', 'Adventure|Fantasy', 'Action|Drama|War', 'Action|Adventure|Drama|Fantasy', 'Adventure|Animation|Children|Comedy|Fantasy|IMAX']</text:p>
          </table:table-cell>
          <table:table-cell office:value-type="float" office:value="14.0823268890381" calcext:value-type="float">
            <text:p>14.082326889038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27311161]</text:p>
          </table:table-cell>
          <table:table-cell office:value-type="float" office:value="3.77406205791346" calcext:value-type="float">
            <text:p>3.77406205791346</text:p>
          </table:table-cell>
          <table:table-cell office:value-type="string" calcext:value-type="string">
            <text:p>[ 192 <text:s/>251 <text:s/>166 <text:s/>401 1146 1101 <text:s/>184 <text:s/>232 <text:s/>254 <text:s text:c="2"/>16]</text:p>
          </table:table-cell>
          <table:table-cell office:value-type="string" calcext:value-type="string">
            <text:p>[0.78314126 0.02421516 0.01773753 0.01115535 0.00959822 0.00811019 0.00650074 0.00192166 0.00161084 0.00157861]</text:p>
          </table:table-cell>
          <table:table-cell office:value-type="float" office:value="0.499049550067866" calcext:value-type="float">
            <text:p>0.499049550067866</text:p>
          </table:table-cell>
          <table:table-cell office:value-type="string" calcext:value-type="string">
            <text:p>[('Action|Crime|Drama|Thriller', 0.7831412586524946), ('Action|Drama|Western', 0.02421515598333372), ('Action|Sci-Fi|Thriller', 0.017737526729653362), ('Drama|Horror|Mystery', 0.011155351527329391), ('Action|Adventure|Crime|Drama|Thriller', 0.009598215584206227), ('Drama', 0.008110185813293943), ('Drama|Romance', 0.006500740022459133), ('Crime|Drama', 0.0019216622398638941), ('Drama', 0.0016108390795167007), ('Comedy|Crime|Drama|Thriller', 0.001578607185553903)]</text:p>
          </table:table-cell>
          <table:table-cell office:value-type="string" calcext:value-type="string">
            <text:p>['Action|Adventure|Comedy']</text:p>
          </table:table-cell>
          <table:table-cell office:value-type="float" office:value="4.08510638297872" calcext:value-type="float">
            <text:p>4.08510638297872</text:p>
          </table:table-cell>
          <table:table-cell office:value-type="float" office:value="0.654925275388144" calcext:value-type="float">
            <text:p>0.6549252753881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['Crime|Drama', 'Drama|Romance|Sci-Fi', 'Crime|Drama', 'Comedy|Drama|Romance|War', 'Drama', 'Comedy|Crime|Drama|Thriller', 'Crime|Horror|Thriller', 'Action|Crime|Drama|Thriller', 'Action|Adventure|Western', 'Crime|Drama', 'Comedy|War', 'Crime|Drama', 'Comedy|Crime', 'Action|Adventure|Mystery|Romance|Thriller', 'Drama', 'Crime|Film-Noir|Mystery|Thriller', 'Comedy|Crime|Drama|Thriller', 'Comedy|Drama|Romance', 'Comedy|Crime', 'Action|Drama|Western']</text:p>
          </table:table-cell>
          <table:table-cell office:value-type="float" office:value="13.7322204113007" calcext:value-type="float">
            <text:p>13.732220411300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73607293]</text:p>
          </table:table-cell>
          <table:table-cell office:value-type="float" office:value="0.498743893376694" calcext:value-type="float">
            <text:p>0.498743893376694</text:p>
          </table:table-cell>
          <table:table-cell office:value-type="string" calcext:value-type="string">
            <text:p>[ <text:s/>16 <text:s text:c="2"/>72 <text:s text:c="2"/>36 1093 <text:s text:c="2"/>62 <text:s/>588 <text:s text:c="2"/>69 <text:s text:c="3"/>3 <text:s/>232 <text:s/>166]</text:p>
          </table:table-cell>
          <table:table-cell office:value-type="string" calcext:value-type="string">
            <text:p>[6.35698546e-01 3.22912696e-02 2.45646275e-02 1.76869949e-02 1.71431684e-02 1.56583328e-02 8.78610011e-03 4.50863797e-03 4.22267494e-03 1.13618178e-04]</text:p>
          </table:table-cell>
          <table:table-cell office:value-type="float" office:value="3.23732903301807" calcext:value-type="float">
            <text:p>3.23732903301807</text:p>
          </table:table-cell>
          <table:table-cell office:value-type="string" calcext:value-type="string">
            <text:p>[('Comedy|Crime|Drama|Thriller', 0.6356985459482385), ('Action|Drama|War', 0.032291269551039635), ('Comedy|Crime|Drama|Thriller', 0.024564627532001494), ('Crime|Drama|Thriller', 0.017686994868877738), ('Crime|Mystery|Thriller', 0.017143168448715346), ('Action|Crime|Drama|Thriller', 0.015658332786251145), ('Action|Adventure|Comedy|Fantasy|Romance', 0.00878610010911237), ('Mystery|Thriller', 0.004508637966072599), ('Crime|Drama', 0.004222674944704264), ('Action|Sci-Fi|Thriller', 0.00011361817820741558)]</text:p>
          </table:table-cell>
          <table:table-cell office:value-type="string" calcext:value-type="string">
            <text:p>['Comedy|Drama|Fantasy']</text:p>
          </table:table-cell>
          <table:table-cell office:value-type="float" office:value="3.25851996105161" calcext:value-type="float">
            <text:p>3.25851996105161</text:p>
          </table:table-cell>
          <table:table-cell office:value-type="float" office:value="0.858891832810254" calcext:value-type="float">
            <text:p>0.85889183281025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['Comedy|Crime|Drama|Thriller', 'Crime|Film-Noir|Mystery|Thriller', 'Adventure|Drama|Sci-Fi', 'Comedy|War', 'Adventure|Animation|Drama|Fantasy|Sci-Fi', 'Drama|Mystery', 'Drama', 'Drama|Mystery|Romance|Thriller', 'Drama|War', 'Comedy|Romance', 'Mystery|Thriller', 'Film-Noir|Mystery|Thriller', 'Crime|Drama|Film-Noir|Mystery|Thriller', 'Action|Drama|War', 'Drama|Romance', 'Crime|Drama|Sci-Fi|Thriller', 'Crime|Horror', 'Comedy', 'Action|Adventure|Sci-Fi', 'Action|Sci-Fi|Thriller']</text:p>
          </table:table-cell>
          <table:table-cell office:value-type="float" office:value="12.8776109218597" calcext:value-type="float">
            <text:p>12.877610921859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35971986]</text:p>
          </table:table-cell>
          <table:table-cell office:value-type="float" office:value="0.606038074063804" calcext:value-type="float">
            <text:p>0.606038074063804</text:p>
          </table:table-cell>
          <table:table-cell office:value-type="string" calcext:value-type="string">
            <text:p>[ <text:s/>73 2265 <text:s text:c="2"/>68 <text:s/>770 <text:s text:c="2"/>15 <text:s text:c="2"/>20 1133 <text:s text:c="2"/>70 <text:s/>471 <text:s text:c="3"/>0]</text:p>
          </table:table-cell>
          <table:table-cell office:value-type="string" calcext:value-type="string">
            <text:p>[6.35238488e-01 1.39246874e-02 5.93808924e-03 5.09184731e-03 3.91511665e-03 3.18013066e-03 2.27526397e-03 1.34264159e-03 7.39144167e-04 2.98562653e-04]</text:p>
          </table:table-cell>
          <table:table-cell office:value-type="float" office:value="2.75368178521654" calcext:value-type="float">
            <text:p>2.75368178521654</text:p>
          </table:table-cell>
          <table:table-cell office:value-type="string" calcext:value-type="string">
            <text:p>[('Action|Adventure|Sci-Fi', 0.6352384881919233), ('Comedy|Horror', 0.013924687425449944), ('Action|Adventure|Sci-Fi', 0.005938089241125522), ('Action|Adventure|Comedy|Fantasy', 0.005091847310477284), ('Action|Adventure|Sci-Fi', 0.003915116647878181), ('Comedy|Drama|Romance|War', 0.003180130663735631), ('Adventure|Animation|Children|Comedy|Fantasy|IMAX', 0.0022752639652016144), ('Action|Adventure', 0.0013426415897457638), ('Adventure|Animation|Children|Drama|Musical|IMAX', 0.0007391441671024041), ('Adventure|Animation|Children|Comedy|Fantasy', 0.00029856265342955807)]</text:p>
          </table:table-cell>
          <table:table-cell office:value-type="string" calcext:value-type="string">
            <text:p>['Action|Adventure|Fantasy|Sci-Fi']</text:p>
          </table:table-cell>
          <table:table-cell office:value-type="float" office:value="3.67323481116585" calcext:value-type="float">
            <text:p>3.67323481116585</text:p>
          </table:table-cell>
          <table:table-cell office:value-type="float" office:value="0.960614991353188" calcext:value-type="float">
            <text:p>0.96061499135318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['Adventure|Animation|Children|Comedy|Fantasy', 'Action|Adventure|Comedy|Sci-Fi', 'Action|Comedy|Fantasy|Horror', 'Adventure|Animation|Children|Comedy|Sci-Fi', 'Drama', 'Action|Adventure|Western', 'Animation|Children|Comedy|Crime', 'Animation|Children|Comedy', 'Action|Sci-Fi|Thriller', 'Action|Adventure|Fantasy|Sci-Fi', 'Action|Adventure|Animation|Children|Comedy', 'Adventure|Animation|Children|Comedy|Drama|Fantasy', 'Action|Adventure|Sci-Fi', 'Action|Thriller', 'Action|Adventure|Animation|Children|Fantasy|Sci-Fi', 'Action|Adventure|Sci-Fi', 'Action|Sci-Fi|IMAX', 'Action|Adventure|Sci-Fi|IMAX', 'Action|Adventure|Sci-Fi|IMAX', 'Mystery|Sci-Fi|Thriller']</text:p>
          </table:table-cell>
          <table:table-cell office:value-type="float" office:value="11.3027534484863" calcext:value-type="float">
            <text:p>11.302753448486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73447817]</text:p>
          </table:table-cell>
          <table:table-cell office:value-type="float" office:value="3.74105261041277" calcext:value-type="float">
            <text:p>3.74105261041277</text:p>
          </table:table-cell>
          <table:table-cell office:value-type="string" calcext:value-type="string">
            <text:p>[ 232 <text:s/>752 <text:s/>444 <text:s/>192 <text:s text:c="2"/>85 <text:s/>764 <text:s/>753 <text:s/>241 <text:s/>763 1198]</text:p>
          </table:table-cell>
          <table:table-cell office:value-type="string" calcext:value-type="string">
            <text:p>[0.59416514 0.11763668 0.09145329 0.03628302 0.03364925 0.02083636 0.01501102 0.01467581 0.00950953 0.0056839 ]</text:p>
          </table:table-cell>
          <table:table-cell office:value-type="float" office:value="0.00657444425704679" calcext:value-type="float">
            <text:p>0.006574444257047</text:p>
          </table:table-cell>
          <table:table-cell office:value-type="string" calcext:value-type="string">
            <text:p>[('Crime|Drama', 0.5941651411163892), ('Crime|Thriller', 0.11763668079969057), ('Mystery|Thriller', 0.09145328989654035), ('Action|Crime|Drama|Thriller', 0.03628301969260421), ('Adventure|Comedy|Sci-Fi', 0.033649247432714385), ('Adventure|Fantasy', 0.020836362716968537), ('Adventure|Fantasy', 0.015011024516236194), ('Action|Comedy|Horror', 0.014675813291466281), ('Adventure|Fantasy', 0.009509530365857943), ('Action|Mystery|Thriller', 0.005683896460699924)]</text:p>
          </table:table-cell>
          <table:table-cell office:value-type="string" calcext:value-type="string">
            <text:p>['Comedy']</text:p>
          </table:table-cell>
          <table:table-cell office:value-type="float" office:value="3.94540229885057" calcext:value-type="float">
            <text:p>3.94540229885057</text:p>
          </table:table-cell>
          <table:table-cell office:value-type="float" office:value="0.697826353590082" calcext:value-type="float">
            <text:p>0.69782635359008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['Drama|Romance', 'Action|Adventure|Sci-Fi', 'Adventure|Comedy|Sci-Fi', 'Drama', 'Crime|Drama', 'Comedy', 'Action|Drama|Western', 'Action|Crime|Drama|Thriller', 'Adventure|Comedy|Sci-Fi', 'Action|Adventure', 'Comedy|Drama', 'Drama|Romance|Sci-Fi', 'Action|Crime|Sci-Fi', 'Drama|Sci-Fi|Thriller', 'Drama|Romance', 'Comedy', 'Action|Drama|Thriller', 'Action|Adventure|Sci-Fi|IMAX', 'Comedy', 'Action|Adventure|Sci-Fi|IMAX']</text:p>
          </table:table-cell>
          <table:table-cell office:value-type="float" office:value="11.2316648960114" calcext:value-type="float">
            <text:p>11.231664896011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93669368]</text:p>
          </table:table-cell>
          <table:table-cell office:value-type="float" office:value="2.19026803108986" calcext:value-type="float">
            <text:p>2.19026803108986</text:p>
          </table:table-cell>
          <table:table-cell office:value-type="string" calcext:value-type="string">
            <text:p>[ <text:s/>68 <text:s/>180 1055 <text:s/>774 <text:s/>753 <text:s/>232 <text:s/>764 <text:s text:c="2"/>70 <text:s/>238 <text:s text:c="2"/>69]</text:p>
          </table:table-cell>
          <table:table-cell office:value-type="string" calcext:value-type="string">
            <text:p>[0.72482583 0.01301991 0.00977654 0.00936831 0.00801524 0.00794911 0.00716167 0.00386984 0.00201575 0.00133654]</text:p>
          </table:table-cell>
          <table:table-cell office:value-type="float" office:value="1.74642564438102" calcext:value-type="float">
            <text:p>1.74642564438102</text:p>
          </table:table-cell>
          <table:table-cell office:value-type="string" calcext:value-type="string">
            <text:p>[('Action|Adventure|Sci-Fi', 0.7248258261056905), ('Action|Comedy|Sci-Fi', 0.013019907746533853), ('Adventure|Animation|Children|Romance|Sci-Fi', 0.00977654126811684), ('Action|Adventure|Drama|Fantasy', 0.009368306505767119), ('Adventure|Fantasy', 0.008015241210697969), ('Crime|Drama', 0.007949111613964402), ('Adventure|Fantasy', 0.007161673197303011), ('Action|Adventure', 0.003869836324393619), ('Action|Crime|Drama|IMAX', 0.0020157497260718245), ('Action|Adventure|Comedy|Fantasy|Romance', 0.0013365413956371434)]</text:p>
          </table:table-cell>
          <table:table-cell office:value-type="string" calcext:value-type="string">
            <text:p>['Action|Crime|Mystery|Sci-Fi|Thriller']</text:p>
          </table:table-cell>
          <table:table-cell office:value-type="float" office:value="3.37227722772277" calcext:value-type="float">
            <text:p>3.37227722772277</text:p>
          </table:table-cell>
          <table:table-cell office:value-type="float" office:value="0.847841617457709" calcext:value-type="float">
            <text:p>0.8478416174577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['Adventure|Fantasy', 'Action|Sci-Fi|Thriller', 'Comedy|Crime', 'Comedy|Drama', 'Adventure|Animation|Children|Romance|Sci-Fi', 'Action|Crime|Drama|IMAX', 'Crime|Drama', 'Action|Adventure|Comedy|Fantasy', 'Action|Horror', 'Action|Adventure|Drama', 'Action|Adventure|Sci-Fi', 'Action|Adventure|Comedy|Fantasy|Romance', 'Action|Adventure', 'Adventure|Drama|War', 'Action|Comedy|Sci-Fi', 'Drama|Mystery|Sci-Fi|Thriller', 'Adventure|Fantasy', 'Action|Drama|War', 'Action|Adventure|Drama|Fantasy', 'Adventure|Animation|Children|Comedy|Fantasy|IMAX']</text:p>
          </table:table-cell>
          <table:table-cell office:value-type="float" office:value="11.7224791049957" calcext:value-type="float">
            <text:p>11.722479104995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53216869]</text:p>
          </table:table-cell>
          <table:table-cell office:value-type="float" office:value="3.635462930805" calcext:value-type="float">
            <text:p>3.635462930805</text:p>
          </table:table-cell>
          <table:table-cell office:value-type="string" calcext:value-type="string">
            <text:p>[ 192 <text:s text:c="2"/>34 <text:s/>244 <text:s/>238 1250 <text:s/>249 1027 <text:s/>809 <text:s text:c="2"/>20 <text:s/>166]</text:p>
          </table:table-cell>
          <table:table-cell office:value-type="string" calcext:value-type="string">
            <text:p>[0.62755788 0.01663873 0.01323693 0.01133999 0.01126062 0.00915173 0.00633145 0.00499055 0.00464499 0.00128086]</text:p>
          </table:table-cell>
          <table:table-cell office:value-type="float" office:value="0.103294237347266" calcext:value-type="float">
            <text:p>0.103294237347266</text:p>
          </table:table-cell>
          <table:table-cell office:value-type="string" calcext:value-type="string">
            <text:p>[('Action|Crime|Drama|Thriller', 0.627557880676392), ('Crime|Horror|Thriller', 0.01663872947142213), ('Action|Crime|Drama|Mystery|Sci-Fi|Thriller|IMAX', 0.013236931927639839), ('Action|Crime|Drama|IMAX', 0.011339986003375435), ('Action|Sci-Fi|Thriller|IMAX', 0.01126062156284799), ('Action|Adventure|Crime|IMAX', 0.0091517333498593), ('Crime|Drama', 0.006331454684422639), ('Action|Crime|IMAX', 0.004990549991016919), ('Comedy|Drama|Romance|War', 0.0046449897385609324), ('Action|Sci-Fi|Thriller', 0.0012808612860088983)]</text:p>
          </table:table-cell>
          <table:table-cell office:value-type="string" calcext:value-type="string">
            <text:p>['Adventure|Animation|Children|Comedy|Fantasy|Romance']</text:p>
          </table:table-cell>
          <table:table-cell office:value-type="float" office:value="4.08196721311475" calcext:value-type="float">
            <text:p>4.08196721311475</text:p>
          </table:table-cell>
          <table:table-cell office:value-type="float" office:value="0.712957711493867" calcext:value-type="float">
            <text:p>0.71295771149386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['Crime', 'Adventure|Fantasy', 'Drama', '(no genres listed)', 'Crime|Drama', 'Action|Mystery|Sci-Fi|Thriller', 'Crime|Drama', 'Action|Crime|Drama|Thriller', 'Drama|Romance', 'Crime|Horror|Thriller', 'Action|Sci-Fi|Thriller|IMAX', 'Drama', 'Adventure|Animation|Fantasy', 'Action|Adventure|Drama|Fantasy', 'Drama|Mystery|Thriller', 'Action|Crime|Drama|Thriller', 'Drama|Horror|Mystery|Sci-Fi|Thriller', '(no genres listed)', 'Action|Adventure|Sci-Fi|Thriller|IMAX', 'Crime|Mystery|Thriller']</text:p>
          </table:table-cell>
          <table:table-cell office:value-type="float" office:value="11.7156088352203" calcext:value-type="float">
            <text:p>11.715608835220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11572665]</text:p>
          </table:table-cell>
          <table:table-cell office:value-type="float" office:value="3.79728484955246" calcext:value-type="float">
            <text:p>3.79728484955246</text:p>
          </table:table-cell>
          <table:table-cell office:value-type="string" calcext:value-type="string">
            <text:p>[ <text:s/>70 1134 <text:s/>166 <text:s/>744 <text:s text:c="2"/>37 <text:s text:c="2"/>89 <text:s text:c="2"/>73 <text:s/>463 <text:s text:c="2"/>68 <text:s/>170]</text:p>
          </table:table-cell>
          <table:table-cell office:value-type="string" calcext:value-type="string">
            <text:p>[7.87828847e-01 1.60276174e-02 1.25215027e-02 1.16873999e-02 5.70449566e-03 5.63862326e-03 2.01934819e-03 1.24709299e-03 1.00291259e-03 3.90059655e-04]</text:p>
          </table:table-cell>
          <table:table-cell office:value-type="float" office:value="0.318441796846777" calcext:value-type="float">
            <text:p>0.318441796846777</text:p>
          </table:table-cell>
          <table:table-cell office:value-type="string" calcext:value-type="string">
            <text:p>[('Action|Adventure', 0.7878288469427943), ('Action|Crime|Thriller', 0.01602761739898799), ('Action|Sci-Fi|Thriller', 0.012521502696258567), ('Adventure|Animation|Children|Comedy|Fantasy|Romance', 0.011687399861313489), ('Action|Adventure|Mystery|Thriller', 0.005704495655012641), ('Action|Adventure', 0.0056386232647054335), ('Action|Adventure|Sci-Fi', 0.0020193481873462646), ('Adventure|Drama|IMAX', 0.0012470929926641857), ('Action|Adventure|Sci-Fi', 0.0010029125879012844), ('Action|Adventure|Comedy|Fantasy|Horror|Thriller', 0.00039005965502738536)]</text:p>
          </table:table-cell>
          <table:table-cell office:value-type="string" calcext:value-type="string">
            <text:p>['Action|Adventure|Fantasy|Horror']</text:p>
          </table:table-cell>
          <table:table-cell office:value-type="float" office:value="4.0625" calcext:value-type="float">
            <text:p>4.0625</text:p>
          </table:table-cell>
          <table:table-cell office:value-type="float" office:value="0.796546676060391" calcext:value-type="float">
            <text:p>0.7965466760603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'Action|Adventure|Crime|Drama|Thriller', 'Animation|Sci-Fi', 'Adventure|Drama|Sci-Fi', 'Comedy|Drama|Romance', 'Action|Adventure|Sci-Fi', 'Documentary', 'Animation|Sci-Fi', 'Action|Adventure|Sci-Fi|Thriller', 'Comedy|Drama|Romance', 'Adventure|Drama|Fantasy|Mystery|Sci-Fi', 'Action|Adventure|Animation|Sci-Fi', 'Action|Crime|Drama', 'Action|Sci-Fi|Thriller', 'Drama', 'Comedy|Romance', 'Action|Sci-Fi|Thriller', 'Action|Sci-Fi|Thriller', 'Drama|Romance', 'Crime|Mystery|Thriller', 'Adventure|Comedy|Sci-Fi']</text:p>
          </table:table-cell>
          <table:table-cell office:value-type="float" office:value="11.8596799373627" calcext:value-type="float">
            <text:p>11.859679937362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46542729]</text:p>
          </table:table-cell>
          <table:table-cell office:value-type="float" office:value="0.729018896508095" calcext:value-type="float">
            <text:p>0.729018896508095</text:p>
          </table:table-cell>
          <table:table-cell office:value-type="string" calcext:value-type="string">
            <text:p>[ <text:s/>16 <text:s/>232 <text:s/>164 <text:s/>753 <text:s/>436 <text:s text:c="2"/>61 <text:s text:c="2"/>15 2156 <text:s/>292 <text:s text:c="2"/>20]</text:p>
          </table:table-cell>
          <table:table-cell office:value-type="string" calcext:value-type="string">
            <text:p>[6.35053812e-01 1.36801233e-02 1.14443658e-02 1.02488506e-02 8.93074159e-03 8.12440178e-03 2.65077124e-03 2.06204731e-03 7.27335779e-04 1.63008076e-04]</text:p>
          </table:table-cell>
          <table:table-cell office:value-type="float" office:value="2.73640839183765" calcext:value-type="float">
            <text:p>2.73640839183765</text:p>
          </table:table-cell>
          <table:table-cell office:value-type="string" calcext:value-type="string">
            <text:p>[('Comedy|Crime|Drama|Thriller', 0.6350538122167952), ('Crime|Drama', 0.013680123265618937), ('Action|Drama|Sci-Fi', 0.011444365782923705), ('Adventure|Fantasy', 0.010248850627508061), ('Adventure|Comedy|Crime', 0.008930741587222487), ('Comedy', 0.00812440177862694), ('Action|Adventure|Sci-Fi', 0.002650771242692746), ('Western', 0.0020620473130741933), ('Mystery|Sci-Fi|Thriller', 0.0007273357790156592), ('Comedy|Drama|Romance|War', 0.00016300807567083946)]</text:p>
          </table:table-cell>
          <table:table-cell office:value-type="string" calcext:value-type="string">
            <text:p>['Action|Adventure|Mystery|Thriller']</text:p>
          </table:table-cell>
          <table:table-cell office:value-type="float" office:value="3.14597156398104" calcext:value-type="float">
            <text:p>3.14597156398104</text:p>
          </table:table-cell>
          <table:table-cell office:value-type="float" office:value="0.866173356523729" calcext:value-type="float">
            <text:p>0.8661733565237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['Adventure|Comedy|Fantasy', 'Comedy|Drama|Romance|War', 'Western', 'Adventure|Comedy|Sci-Fi', 'Action|Horror', 'Drama|War', 'Children|Comedy', 'Action|Adventure', 'Adventure|Drama|War', 'Adventure|Drama|Western', 'Crime|Horror|Thriller', 'Comedy|Drama', 'Comedy|Crime|Drama|Thriller', 'Adventure|Fantasy', 'Mystery|Sci-Fi|Thriller', 'Animation|Children|Musical', 'Drama', 'Comedy|Crime', 'Comedy', 'Adventure|Drama|Sci-Fi']</text:p>
          </table:table-cell>
          <table:table-cell office:value-type="float" office:value="10.8397390842438" calcext:value-type="float">
            <text:p>10.839739084243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3677177]</text:p>
          </table:table-cell>
          <table:table-cell office:value-type="float" office:value="1.6439252247343" calcext:value-type="float">
            <text:p>1.6439252247343</text:p>
          </table:table-cell>
          <table:table-cell office:value-type="string" calcext:value-type="string">
            <text:p>[ 36 <text:s/>72 <text:s/>34 121 <text:s/>62 <text:s/>69 588 <text:s/>28 <text:s/>16 837]</text:p>
          </table:table-cell>
          <table:table-cell office:value-type="string" calcext:value-type="string">
            <text:p>[7.78615560e-01 3.14212762e-02 1.61701593e-02 1.60900208e-02 1.47362864e-02 1.19535337e-02 9.52667719e-03 7.84697257e-03 2.25047615e-03 3.06766323e-05]</text:p>
          </table:table-cell>
          <table:table-cell office:value-type="float" office:value="2.72379247738012" calcext:value-type="float">
            <text:p>2.72379247738012</text:p>
          </table:table-cell>
          <table:table-cell office:value-type="string" calcext:value-type="string">
            <text:p>[('Comedy|Crime|Drama|Thriller', 0.7786155599486593), ('Action|Drama|War', 0.031421276166748814), ('Crime|Horror|Thriller', 0.0161701593005623), ('Action|Drama|War', 0.016090020777024313), ('Crime|Mystery|Thriller', 0.014736286432447962), ('Action|Adventure|Comedy|Fantasy|Romance', 0.01195353368489613), ('Action|Crime|Drama|Thriller', 0.009526677188767364), ('Drama|War', 0.0078469725676312), ('Comedy|Crime|Drama|Thriller', 0.0022504761492709363), ('Comedy', 3.067663234704728e-05)]</text:p>
          </table:table-cell>
          <table:table-cell office:value-type="string" calcext:value-type="string">
            <text:p>['Action|Adventure|Sci-Fi']</text:p>
          </table:table-cell>
          <table:table-cell office:value-type="float" office:value="3.39531680440771" calcext:value-type="float">
            <text:p>3.39531680440771</text:p>
          </table:table-cell>
          <table:table-cell office:value-type="float" office:value="1.01980665613067" calcext:value-type="float">
            <text:p>1.0198066561306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['Drama', 'Action|Western', 'Comedy', 'Comedy|Romance', 'Action|Adventure|Drama|War', 'Drama|Mystery', 'Drama|War', 'Comedy|War', 'Drama|Romance', 'Drama|War', 'Comedy|Crime|Drama', 'Drama|Romance', 'Action|Adventure|Thriller', 'Comedy|Drama', 'Adventure|Comedy|Fantasy', 'Comedy', 'Action|Drama|War', 'Adventure|Drama|War', 'Action|Sci-Fi|Thriller', 'Drama|War']</text:p>
          </table:table-cell>
          <table:table-cell office:value-type="float" office:value="10.9478764533997" calcext:value-type="float">
            <text:p>10.947876453399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69900417]</text:p>
          </table:table-cell>
          <table:table-cell office:value-type="float" office:value="3.44351164754997" calcext:value-type="float">
            <text:p>3.44351164754997</text:p>
          </table:table-cell>
          <table:table-cell office:value-type="string" calcext:value-type="string">
            <text:p>[ 722 <text:s text:c="2"/>73 <text:s/>401 <text:s text:c="2"/>15 2038 <text:s/>383 <text:s/>228 <text:s text:c="2"/>40 <text:s/>219 3239]</text:p>
          </table:table-cell>
          <table:table-cell office:value-type="string" calcext:value-type="string">
            <text:p>[0.629074 <text:s text:c="2"/>0.31044355 0.25169332 0.08182541 0.0298325 <text:s/>0.01977861 0.01458533 0.01307438 0.00546364 0. <text:s text:c="7"/>]</text:p>
          </table:table-cell>
          <table:table-cell office:value-type="float" office:value="1.25549252649137" calcext:value-type="float">
            <text:p>1.25549252649137</text:p>
          </table:table-cell>
          <table:table-cell office:value-type="string" calcext:value-type="string">
            <text:p>[('Comedy|War', 0.6290740046770789), ('Action|Adventure|Sci-Fi', 0.31044354979697664), ('Drama|Horror|Mystery', 0.2516933173491774), ('Action|Adventure|Sci-Fi', 0.08182541086374666), ('Action|Crime|Thriller', 0.029832499080073176), ('Drama|Mystery|Thriller', 0.019778613947206515), ('Action|Adventure|Sci-Fi', 0.01458532583457536), ('Action|Adventure|Thriller', 0.013074381948559312), ('Action|Adventure|Drama', 0.005463637005238757), ('Action|Crime|Drama', 0.0)]</text:p>
          </table:table-cell>
          <table:table-cell office:value-type="string" calcext:value-type="string">
            <text:p>['Action|Sci-Fi|Thriller']</text:p>
          </table:table-cell>
          <table:table-cell office:value-type="float" office:value="4.35514018691589" calcext:value-type="float">
            <text:p>4.35514018691589</text:p>
          </table:table-cell>
          <table:table-cell office:value-type="float" office:value="0.95948132842696" calcext:value-type="float">
            <text:p>0.959481328426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'Action|Drama|War', 'Action|Drama|War', 'Crime|Drama', 'Action|Drama|War', 'Action|Drama|War', 'Drama|War', 'Action|Mystery', 'Children|Drama|Sci-Fi', 'Mystery|Thriller', 'Drama|Romance', 'Drama|War', 'Adventure|Comedy|Fantasy|Sci-Fi', 'Crime|Film-Noir|Mystery|Thriller', 'Drama|Mystery|Romance|Thriller', 'Drama|Romance|Thriller', 'Drama|Thriller', 'Drama|Mystery|Romance|Thriller', 'Animation|Comedy|Drama|Fantasy', 'Action|Thriller', 'Crime|Horror']</text:p>
          </table:table-cell>
          <table:table-cell office:value-type="float" office:value="10.7645435333252" calcext:value-type="float">
            <text:p>10.764543533325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87815679]</text:p>
          </table:table-cell>
          <table:table-cell office:value-type="float" office:value="0.282955479637056" calcext:value-type="float">
            <text:p>0.282955479637056</text:p>
          </table:table-cell>
          <table:table-cell office:value-type="string" calcext:value-type="string">
            <text:p>[ 192 <text:s/>433 <text:s/>184 <text:s text:c="2"/>20 <text:s/>725 <text:s/>330 <text:s text:c="2"/>79 1828 <text:s/>350 5403]</text:p>
          </table:table-cell>
          <table:table-cell office:value-type="string" calcext:value-type="string">
            <text:p>[7.04017054e-01 2.46452576e-02 1.14757374e-02 1.04639190e-02 9.35463784e-03 6.50831514e-03 4.72462509e-03 4.22268123e-03 1.04835478e-03 1.06239008e-04]</text:p>
          </table:table-cell>
          <table:table-cell office:value-type="float" office:value="3.59520130552275" calcext:value-type="float">
            <text:p>3.59520130552275</text:p>
          </table:table-cell>
          <table:table-cell office:value-type="string" calcext:value-type="string">
            <text:p>[('Action|Crime|Drama|Thriller', 0.7040170538133792), ('Drama|Romance', 0.02464525757425514), ('Drama|Romance', 0.011475737359405613), ('Comedy|Drama|Romance|War', 0.010463918979447163), ('Drama', 0.009354637839833419), ('Comedy|Musical|Romance', 0.006508315135066038), ('Action|Drama|Romance|War', 0.0047246250940979895), ('Crime|Drama|Film-Noir|Mystery|Thriller', 0.004222681228631112), ('Fantasy|Sci-Fi', 0.0010483547836865293), ('Romance', 0.00010623900814298082)]</text:p>
          </table:table-cell>
          <table:table-cell office:value-type="string" calcext:value-type="string">
            <text:p>['Action|Romance|Sci-Fi|Thriller']</text:p>
          </table:table-cell>
          <table:table-cell office:value-type="float" office:value="3.51125895598772" calcext:value-type="float">
            <text:p>3.51125895598772</text:p>
          </table:table-cell>
          <table:table-cell office:value-type="float" office:value="1.00070402621865" calcext:value-type="float">
            <text:p>1.0007040262186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['Drama|Romance', 'Comedy|War', 'Drama|War', 'Comedy|Drama', 'Drama', 'Crime|Drama', 'Action|Drama|War', 'Crime|Drama|Sci-Fi|Thriller', 'Animation|Sci-Fi', 'Comedy|Drama', 'Action|Adventure|Animation|Sci-Fi', 'Comedy|Musical|Romance', 'Drama', 'Drama|War', 'Crime|Mystery|Thriller', 'Drama', 'Crime|Drama', 'Romance', 'Action|Drama|Romance|War', 'Drama|Romance']</text:p>
          </table:table-cell>
          <table:table-cell office:value-type="float" office:value="10.8481040000916" calcext:value-type="float">
            <text:p>10.848104000091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43811426]</text:p>
          </table:table-cell>
          <table:table-cell office:value-type="float" office:value="2.1955854644794" calcext:value-type="float">
            <text:p>2.1955854644794</text:p>
          </table:table-cell>
          <table:table-cell office:value-type="string" calcext:value-type="string">
            <text:p>[ 166 <text:s/>444 <text:s text:c="2"/>28 <text:s/>530 <text:s/>753 <text:s/>292 <text:s text:c="2"/>84 <text:s/>194 2146 <text:s text:c="2"/>69]</text:p>
          </table:table-cell>
          <table:table-cell office:value-type="string" calcext:value-type="string">
            <text:p>[0.73815168 0.03740373 0.03352309 0.02726802 0.01718052 0.01588451 0.01422724 0.00163408 0.00131607 0.00103391]</text:p>
          </table:table-cell>
          <table:table-cell office:value-type="float" office:value="2.24252879763805" calcext:value-type="float">
            <text:p>2.24252879763805</text:p>
          </table:table-cell>
          <table:table-cell office:value-type="string" calcext:value-type="string">
            <text:p>[('Action|Sci-Fi|Thriller', 0.7381516768506157), ('Mystery|Thriller', 0.03740372653066955), ('Drama|War', 0.0335230910198864), ('Drama|Thriller|War', 0.027268019248423994), ('Adventure|Fantasy', 0.017180524021559396), ('Mystery|Sci-Fi|Thriller', 0.015884514096746637), ('Comedy|Fantasy|Romance', 0.014227242953247145), ('Adventure|Animation|Children|Comedy|Crime|Fantasy|Mystery', 0.0016340756609135813), ('Action|Horror', 0.0013160708928849326), ('Action|Adventure|Comedy|Fantasy|Romance', 0.0010339111485430322)]</text:p>
          </table:table-cell>
          <table:table-cell office:value-type="string" calcext:value-type="string">
            <text:p>['Action|Adventure|Sci-Fi']</text:p>
          </table:table-cell>
          <table:table-cell office:value-type="float" office:value="3.63082437275986" calcext:value-type="float">
            <text:p>3.63082437275986</text:p>
          </table:table-cell>
          <table:table-cell office:value-type="float" office:value="1.04208040883325" calcext:value-type="float">
            <text:p>1.042080408833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['Drama', 'Action|Adventure|Comedy|Fantasy', 'Adventure|Drama', 'Drama', 'Fantasy|Sci-Fi', 'Children|Comedy', 'Mystery|Sci-Fi|Thriller', 'Crime|Drama', 'Comedy', 'Comedy|Romance', 'Drama|Sci-Fi|Thriller', 'Adventure|Animation|Children|Comedy|Crime|Fantasy|Mystery', 'Action|Crime|Drama|Thriller', 'Animation|Comedy|Musical', 'Action|Sci-Fi|Thriller', 'Crime|Drama|Thriller', 'Comedy|Drama|Romance', 'Drama|Sci-Fi|Thriller', 'Action|Comedy|Crime|Drama', 'Action|Drama']</text:p>
          </table:table-cell>
          <table:table-cell office:value-type="float" office:value="12.8246505260468" calcext:value-type="float">
            <text:p>12.824650526046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56185991]</text:p>
          </table:table-cell>
          <table:table-cell office:value-type="float" office:value="3.84042892361242" calcext:value-type="float">
            <text:p>3.84042892361242</text:p>
          </table:table-cell>
          <table:table-cell office:value-type="string" calcext:value-type="string">
            <text:p>[ <text:s/>16 1129 <text:s text:c="2"/>34 <text:s/>391 <text:s/>232 <text:s/>192 <text:s/>166 1125 <text:s text:c="2"/>28 <text:s/>254]</text:p>
          </table:table-cell>
          <table:table-cell office:value-type="string" calcext:value-type="string">
            <text:p>[0.43250054 0.10471571 0.07341007 0.07041634 0.06003982 0.03501639 0.01998213 0.01930567 0.00849782 0.0062529 ]</text:p>
          </table:table-cell>
          <table:table-cell office:value-type="float" office:value="0.278569017693097" calcext:value-type="float">
            <text:p>0.278569017693097</text:p>
          </table:table-cell>
          <table:table-cell office:value-type="string" calcext:value-type="string">
            <text:p>[('Comedy|Crime|Drama|Thriller', 0.4325005362800801), ('Drama|Romance|Sci-Fi', 0.10471570782823733), ('Crime|Horror|Thriller', 0.07341006923533666), ('Comedy|Drama|Romance|War', 0.07041634464977671), ('Crime|Drama', 0.06003981718452944), ('Action|Crime|Drama|Thriller', 0.03501638606824116), ('Action|Sci-Fi|Thriller', 0.019982132312273564), ('Comedy|Romance', 0.019305667364610504), ('Drama|War', 0.008497819214156486), ('Drama', 0.006252899375718878)]</text:p>
          </table:table-cell>
          <table:table-cell office:value-type="string" calcext:value-type="string">
            <text:p>['Drama|Horror|Mystery']</text:p>
          </table:table-cell>
          <table:table-cell office:value-type="float" office:value="3.98026315789474" calcext:value-type="float">
            <text:p>3.98026315789474</text:p>
          </table:table-cell>
          <table:table-cell office:value-type="float" office:value="0.614735659245437" calcext:value-type="float">
            <text:p>0.6147356592454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'Drama|Mystery|Thriller', 'Comedy|Romance', 'Drama|Romance', 'Drama|Romance|Sci-Fi', 'Drama|Romance', 'Drama|Romance', 'Drama|Musical', 'Drama', 'Drama', 'Crime|Drama|Thriller', 'Comedy|Drama|Thriller', 'Action|Drama|War', 'Drama', 'Animation|Comedy|Drama', 'Comedy|Drama|Romance|War', 'Drama|Sci-Fi', 'Action|Sci-Fi|IMAX', 'Drama', 'Comedy|Drama', 'Crime|Horror|Thriller']</text:p>
          </table:table-cell>
          <table:table-cell office:value-type="float" office:value="10.8218593597412" calcext:value-type="float">
            <text:p>10.821859359741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53948262]</text:p>
          </table:table-cell>
          <table:table-cell office:value-type="float" office:value="0.374297092108783" calcext:value-type="float">
            <text:p>0.374297092108783</text:p>
          </table:table-cell>
          <table:table-cell office:value-type="string" calcext:value-type="string">
            <text:p>[ <text:s/>16 <text:s/>770 <text:s text:c="3"/>0 1250 1129 <text:s/>751 <text:s text:c="2"/>34 <text:s text:c="2"/>20 <text:s/>238 <text:s text:c="2"/>89]</text:p>
          </table:table-cell>
          <table:table-cell office:value-type="string" calcext:value-type="string">
            <text:p>[5.85624859e-01 4.53008253e-02 2.97366062e-02 2.54562320e-02 8.88596042e-03 4.83151770e-03 4.39703515e-03 3.53224274e-03 1.74560337e-03 2.71389163e-04]</text:p>
          </table:table-cell>
          <table:table-cell office:value-type="float" office:value="3.16518552293536" calcext:value-type="float">
            <text:p>3.16518552293536</text:p>
          </table:table-cell>
          <table:table-cell office:value-type="string" calcext:value-type="string">
            <text:p>[('Comedy|Crime|Drama|Thriller', 0.5856248586350996), ('Action|Adventure|Comedy|Fantasy', 0.045300825323031896), ('Adventure|Animation|Children|Comedy|Fantasy', 0.02973660623713112), ('Action|Sci-Fi|Thriller|IMAX', 0.02545623201903002), ('Drama|Romance|Sci-Fi', 0.008885960421475545), ('Adventure|Animation|Children|Comedy|Fantasy', 0.004831517698763971), ('Crime|Horror|Thriller', 0.004397035154988915), ('Comedy|Drama|Romance|War', 0.0035322427401035536), ('Action|Crime|Drama|IMAX', 0.0017456033656669805), ('Action|Adventure', 0.0002713891630532714)]</text:p>
          </table:table-cell>
          <table:table-cell office:value-type="string" calcext:value-type="string">
            <text:p>['Comedy|Fantasy|Romance|Sci-Fi']</text:p>
          </table:table-cell>
          <table:table-cell office:value-type="float" office:value="3.37555309734513" calcext:value-type="float">
            <text:p>3.37555309734513</text:p>
          </table:table-cell>
          <table:table-cell office:value-type="float" office:value="0.958629716325016" calcext:value-type="float">
            <text:p>0.95862971632501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['Adventure|Animation|Children|Comedy|Fantasy', 'Drama', 'Action|Animation|Comedy', 'Adventure|Sci-Fi|Thriller', 'Comedy|Drama|Romance', 'Action|Crime|Mystery|Sci-Fi|Thriller', 'Action|Comedy|Fantasy|Musical|Romance', 'Adventure|Fantasy', 'Drama', 'Comedy|Romance', 'Crime|Drama|Romance', 'Drama|Romance', 'Drama|Romance', 'Comedy|Crime', 'Mystery|Thriller', 'Drama|Romance', 'Drama', 'Drama|Thriller', 'Comedy|Drama|Romance', 'Comedy|Musical']</text:p>
          </table:table-cell>
          <table:table-cell office:value-type="float" office:value="10.9205689430237" calcext:value-type="float">
            <text:p>10.920568943023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04347093]</text:p>
          </table:table-cell>
          <table:table-cell office:value-type="float" office:value="0.339208900569538" calcext:value-type="float">
            <text:p>0.339208900569538</text:p>
          </table:table-cell>
          <table:table-cell office:value-type="string" calcext:value-type="string">
            <text:p>[ <text:s/>68 <text:s/>232 <text:s/>147 1124 <text:s/>725 2308 1027 <text:s/>166 <text:s text:c="2"/>67 <text:s text:c="2"/>26]</text:p>
          </table:table-cell>
          <table:table-cell office:value-type="string" calcext:value-type="string">
            <text:p>[0.47745434 0.02678815 0.02618882 0.0206983 <text:s/>0.01771934 0.01490421 0.01097891 0.00844171 0.00452049 0.00099992]</text:p>
          </table:table-cell>
          <table:table-cell office:value-type="float" office:value="2.70426202907453" calcext:value-type="float">
            <text:p>2.70426202907453</text:p>
          </table:table-cell>
          <table:table-cell office:value-type="string" calcext:value-type="string">
            <text:p>[('Action|Adventure|Sci-Fi', 0.47745433509471863), ('Crime|Drama', 0.02678815078639331), ('Crime|Drama', 0.026188820343067274), ('Drama|Mystery|Sci-Fi|Thriller', 0.020698299600566874), ('Drama', 0.01771933799285318), ('Crime|Drama|Film-Noir|Mystery', 0.014904210583922044), ('Crime|Drama', 0.010978910400558975), ('Action|Sci-Fi|Thriller', 0.008441708319570917), ('Adventure|Comedy|Fantasy', 0.004520493994549313), ('Action|Adventure|Sci-Fi|Thriller', 0.0009999188126138974)]</text:p>
          </table:table-cell>
          <table:table-cell office:value-type="string" calcext:value-type="string">
            <text:p>['Action|Comedy']</text:p>
          </table:table-cell>
          <table:table-cell office:value-type="float" office:value="3.27511961722488" calcext:value-type="float">
            <text:p>3.27511961722488</text:p>
          </table:table-cell>
          <table:table-cell office:value-type="float" office:value="1.04916376363111" calcext:value-type="float">
            <text:p>1.0491637636311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['Crime|Drama', 'Action|Romance|War|Western', 'Action|Adventure', 'Crime|Drama', 'Adventure|Comedy|Sci-Fi', 'Horror', 'Comedy|Crime', 'Horror|Sci-Fi', 'Action|Drama|Romance|War', 'Action|Adventure', 'Action|Adventure|Sci-Fi', 'Adventure|Comedy|Fantasy', 'Children|Drama|Sci-Fi', 'Drama', 'Comedy|Romance', 'Comedy|Drama|Romance', 'Drama|War', 'Drama', 'Drama|Mystery', 'Drama|Sci-Fi|Thriller']</text:p>
          </table:table-cell>
          <table:table-cell office:value-type="float" office:value="10.9390470981598" calcext:value-type="float">
            <text:p>10.939047098159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02378094]</text:p>
          </table:table-cell>
          <table:table-cell office:value-type="float" office:value="3.1748466117006" calcext:value-type="float">
            <text:p>3.1748466117006</text:p>
          </table:table-cell>
          <table:table-cell office:value-type="string" calcext:value-type="string">
            <text:p>[ <text:s/>34 <text:s/>242 <text:s/>253 1101 1051 <text:s/>244 <text:s text:c="2"/>28 1915 <text:s/>252 2382]</text:p>
          </table:table-cell>
          <table:table-cell office:value-type="string" calcext:value-type="string">
            <text:p>[7.03694609e-01 1.98238137e-02 1.88372539e-02 1.63229610e-02 1.55030403e-02 1.21755713e-02 9.73821214e-03 7.09038267e-03 9.97092834e-04 6.36946168e-04]</text:p>
          </table:table-cell>
          <table:table-cell office:value-type="float" office:value="0.848934330562956" calcext:value-type="float">
            <text:p>0.848934330562956</text:p>
          </table:table-cell>
          <table:table-cell office:value-type="string" calcext:value-type="string">
            <text:p>[('Crime|Horror|Thriller', 0.7036946091355537), ('Drama|Mystery|Thriller', 0.019823813691378044), ('Sci-Fi|IMAX', 0.018837253850065464), ('Drama', 0.016322960979843835), ('Drama|Mystery|Sci-Fi|Thriller', 0.015503040281127844), ('Action|Crime|Drama|Mystery|Sci-Fi|Thriller|IMAX', 0.012175571319105127), ('Drama|War', 0.009738212136027316), ('Crime|Drama|Romance', 0.007090382674102718), ('Comedy|Crime|Drama', 0.0009970928343117059), ('Drama', 0.000636946167994709)]</text:p>
          </table:table-cell>
          <table:table-cell office:value-type="string" calcext:value-type="string">
            <text:p>['Adventure|Fantasy']</text:p>
          </table:table-cell>
          <table:table-cell office:value-type="float" office:value="4.07008086253369" calcext:value-type="float">
            <text:p>4.07008086253369</text:p>
          </table:table-cell>
          <table:table-cell office:value-type="float" office:value="0.761573590064606" calcext:value-type="float">
            <text:p>0.7615735900646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['Crime|Drama|Thriller', 'Drama|Horror|Thriller', 'Drama|Mystery|Sci-Fi|Thriller', 'Adventure|Animation|Children|Comedy|Drama|Fantasy', 'Action|Sci-Fi|Thriller', 'Drama', 'Crime|Drama|Thriller', 'Comedy|Romance', 'Action|Adventure|Crime|Drama|Thriller', 'Crime|Drama', 'Comedy|Romance', 'Drama|War', 'Action|Crime|Drama|Thriller|War', 'Drama|Thriller', 'Crime|Drama|Thriller', 'Action|Drama|War', 'Drama', 'Comedy|Crime', 'Comedy|Drama', 'Crime|Film-Noir|Mystery|Thriller']</text:p>
          </table:table-cell>
          <table:table-cell office:value-type="float" office:value="10.8749499320984" calcext:value-type="float">
            <text:p>10.874949932098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321392]</text:p>
          </table:table-cell>
          <table:table-cell office:value-type="float" office:value="0.858953044988481" calcext:value-type="float">
            <text:p>0.858953044988481</text:p>
          </table:table-cell>
          <table:table-cell office:value-type="string" calcext:value-type="string">
            <text:p>[ <text:s/>15 1136 <text:s/>166 1027 3021 <text:s/>121 <text:s text:c="2"/>16 <text:s text:c="2"/>45 <text:s/>184 <text:s/>382]</text:p>
          </table:table-cell>
          <table:table-cell office:value-type="string" calcext:value-type="string">
            <text:p>[0.74823422 0.02726509 0.00791178 0.00731219 0.00670625 0.00632423 0.0047254 <text:s/>0.0029645 <text:s/>0.00125033 0.00123126]</text:p>
          </table:table-cell>
          <table:table-cell office:value-type="float" office:value="2.46243895919328" calcext:value-type="float">
            <text:p>2.46243895919328</text:p>
          </table:table-cell>
          <table:table-cell office:value-type="string" calcext:value-type="string">
            <text:p>[('Action|Adventure|Sci-Fi', 0.7482342150503472), ('Crime|Drama', 0.02726509321347495), ('Action|Sci-Fi|Thriller', 0.007911782320119085), ('Crime|Drama', 0.007312185280940974), ('Comedy|Crime|Drama|Romance|Thriller', 0.006706248835334602), ('Action|Drama|War', 0.006324234712527757), ('Comedy|Crime|Drama|Thriller', 0.004725396531389756), ('Drama|Mystery', 0.002964500209431423), ('Drama|Romance', 0.001250331697268482), ('Action|Adventure|Drama', 0.001231255995586718)]</text:p>
          </table:table-cell>
          <table:table-cell office:value-type="string" calcext:value-type="string">
            <text:p>['Drama']</text:p>
          </table:table-cell>
          <table:table-cell office:value-type="float" office:value="3.50795334040297" calcext:value-type="float">
            <text:p>3.50795334040297</text:p>
          </table:table-cell>
          <table:table-cell office:value-type="float" office:value="1.1530265167836" calcext:value-type="float">
            <text:p>1.15302651678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['Drama|Romance', 'Drama|War', 'Documentary', 'Crime|Drama|Thriller', 'Drama|Romance', 'Comedy|Drama|Romance', 'Drama', 'Drama', 'Comedy', 'Action|Drama|War', 'Drama|Romance|Western', 'Drama', 'Drama', 'Comedy|Drama|Romance', 'Documentary', 'Drama', 'Crime|Drama', 'Comedy|Crime|Thriller', 'Drama', 'Drama']</text:p>
          </table:table-cell>
          <table:table-cell office:value-type="float" office:value="11.7550904750824" calcext:value-type="float">
            <text:p>11.755090475082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51322071]</text:p>
          </table:table-cell>
          <table:table-cell office:value-type="float" office:value="1.133983451226" calcext:value-type="float">
            <text:p>1.133983451226</text:p>
          </table:table-cell>
          <table:table-cell office:value-type="string" calcext:value-type="string">
            <text:p>[ 15 <text:s/>34 391 121 <text:s/>26 <text:s/>20 381 184 401 <text:s text:c="2"/>0]</text:p>
          </table:table-cell>
          <table:table-cell office:value-type="string" calcext:value-type="string">
            <text:p>[5.78769508e-01 3.56038404e-02 3.34583922e-02 3.32785562e-02 1.27952131e-02 3.58252270e-03 3.06111022e-03 2.72310207e-03 4.95654521e-04 2.04968158e-04]</text:p>
          </table:table-cell>
          <table:table-cell office:value-type="float" office:value="2.37923725575957" calcext:value-type="float">
            <text:p>2.37923725575957</text:p>
          </table:table-cell>
          <table:table-cell office:value-type="string" calcext:value-type="string">
            <text:p>[('Action|Adventure|Sci-Fi', 0.5787695083168736), ('Crime|Horror|Thriller', 0.03560384040976197), ('Comedy|Drama|Romance|War', 0.03345839223467972), ('Action|Drama|War', 0.03327855623150584), ('Action|Adventure|Sci-Fi|Thriller', 0.012795213122858534), ('Comedy|Drama|Romance|War', 0.0035825226992288062), ('Comedy|Drama', 0.003061110222978492), ('Drama|Romance', 0.002723102065121672), ('Drama|Horror|Mystery', 0.0004956545209717603), ('Adventure|Animation|Children|Comedy|Fantasy', 0.00020496815757567357)]</text:p>
          </table:table-cell>
          <table:table-cell office:value-type="string" calcext:value-type="string">
            <text:p>['Action|Adventure|Sci-Fi']</text:p>
          </table:table-cell>
          <table:table-cell office:value-type="float" office:value="3.39285714285714" calcext:value-type="float">
            <text:p>3.39285714285714</text:p>
          </table:table-cell>
          <table:table-cell office:value-type="float" office:value="1.07251345634711" calcext:value-type="float">
            <text:p>1.072513456347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['Adventure|Animation|Children|Comedy|Fantasy', 'Comedy', 'Crime|Drama', 'Action|Adventure', 'Action|Adventure|Comedy|Fantasy|Romance', 'Comedy|Drama|Romance|War', 'Adventure|Comedy|Fantasy', 'Drama|Sci-Fi|Thriller', 'Animation|Children|Comedy|Musical|Romance', 'Action|Sci-Fi|Thriller', 'Film-Noir|Mystery', 'Animation|Children|Comedy|Crime', 'Action|Adventure|Western', 'Action|Adventure|Drama', 'Crime|Film-Noir|Mystery|Thriller', 'Drama', 'Comedy|War', 'Comedy|Drama|Fantasy|Romance', 'Crime|Drama', 'Comedy|Crime']</text:p>
          </table:table-cell>
          <table:table-cell office:value-type="float" office:value="13.3058063983917" calcext:value-type="float">
            <text:p>13.305806398391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99007797]</text:p>
          </table:table-cell>
          <table:table-cell office:value-type="float" office:value="3.76006705387675" calcext:value-type="float">
            <text:p>3.76006705387675</text:p>
          </table:table-cell>
          <table:table-cell office:value-type="string" calcext:value-type="string">
            <text:p>[ 166 1125 <text:s text:c="2"/>85 <text:s text:c="2"/>20 <text:s text:c="2"/>32 <text:s/>638 <text:s text:c="2"/>25 <text:s/>774 <text:s text:c="2"/>81 <text:s/>147]</text:p>
          </table:table-cell>
          <table:table-cell office:value-type="string" calcext:value-type="string">
            <text:p>[0.6103466 <text:s/>0.08493482 0.06005594 0.02725449 0.02496801 0.02031963 0.01952558 0.01713297 0.0095166 <text:s/>0.00092037]</text:p>
          </table:table-cell>
          <table:table-cell office:value-type="float" office:value="0.230010917804358" calcext:value-type="float">
            <text:p>0.230010917804358</text:p>
          </table:table-cell>
          <table:table-cell office:value-type="string" calcext:value-type="string">
            <text:p>[('Action|Sci-Fi|Thriller', 0.6103466026520894), ('Comedy|Romance', 0.08493481827982285), ('Adventure|Comedy|Sci-Fi', 0.060055935663877354), ('Comedy|Drama|Romance|War', 0.027254494829272377), ('Adventure|Drama|Western', 0.02496801412315511), ('Drama|Thriller', 0.020319631215404255), ('Thriller', 0.01952558141147872), ('Action|Adventure|Drama|Fantasy', 0.01713296624991008), ('Action|Sci-Fi|Thriller', 0.009516599994021518), ('Crime|Drama', 0.0009203743899636952)]</text:p>
          </table:table-cell>
          <table:table-cell office:value-type="string" calcext:value-type="string">
            <text:p>['Action|Adventure|Sci-Fi|Thriller']</text:p>
          </table:table-cell>
          <table:table-cell office:value-type="float" office:value="4.09090909090909" calcext:value-type="float">
            <text:p>4.09090909090909</text:p>
          </table:table-cell>
          <table:table-cell office:value-type="float" office:value="0.804723364290014" calcext:value-type="float">
            <text:p>0.804723364290014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'Comedy|Romance', 'Comedy|Drama', 'Thriller', 'Action|Adventure|Crime|Drama|Thriller', 'Drama|War', 'Comedy|Crime|Mystery|Thriller', 'Drama|Romance', 'Comedy|Romance', 'Drama', 'Drama|Romance', 'Crime|Drama', 'Action|Drama|War', 'Crime|Drama', 'Drama|Romance|Sci-Fi', 'Adventure|Drama|Western', 'Drama|War', 'Crime|Horror|Thriller', 'Drama|Thriller', 'Drama|War', 'Comedy|Drama|Romance']</text:p>
          </table:table-cell>
          <table:table-cell office:value-type="float" office:value="11.3334429264069" calcext:value-type="float">
            <text:p>11.333442926406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40563452]</text:p>
          </table:table-cell>
          <table:table-cell office:value-type="float" office:value="-0.0257016512903205" calcext:value-type="float">
            <text:p>-0.025701651290321</text:p>
          </table:table-cell>
          <table:table-cell office:value-type="string" calcext:value-type="string">
            <text:p>[ 184 <text:s/>232 <text:s/>166 <text:s text:c="3"/>4 <text:s/>194 1248 <text:s text:c="2"/>15 1030 1134 <text:s/>471]</text:p>
          </table:table-cell>
          <table:table-cell office:value-type="string" calcext:value-type="string">
            <text:p>[5.68913290e-01 3.19427087e-02 1.89026050e-02 1.74396496e-02 1.65937009e-02 8.49885693e-03 7.62213069e-03 6.16578337e-03 4.69326420e-03 3.54914301e-04]</text:p>
          </table:table-cell>
          <table:table-cell office:value-type="float" office:value="3.4313361707713" calcext:value-type="float">
            <text:p>3.4313361707713</text:p>
          </table:table-cell>
          <table:table-cell office:value-type="string" calcext:value-type="string">
            <text:p>[('Drama|Romance', 0.5689132902287761), ('Crime|Drama', 0.0319427087070096), ('Action|Sci-Fi|Thriller', 0.01890260497474376), ('Crime|Mystery|Thriller', 0.01743964962077209), ('Adventure|Animation|Children|Comedy|Crime|Fantasy|Mystery', 0.016593700880253547), ('Comedy|Crime|Mystery|Thriller', 0.008498856930943575), ('Action|Adventure|Sci-Fi', 0.007622130688480506), ('Action|Adventure|Comedy|Sci-Fi', 0.0061657833689690526), ('Action|Crime|Thriller', 0.00469326419560762), ('Adventure|Animation|Children|Drama|Musical|IMAX', 0.00035491430063947784)]</text:p>
          </table:table-cell>
          <table:table-cell office:value-type="string" calcext:value-type="string">
            <text:p>['Drama|Romance']</text:p>
          </table:table-cell>
          <table:table-cell office:value-type="float" office:value="3.1657196969697" calcext:value-type="float">
            <text:p>3.1657196969697</text:p>
          </table:table-cell>
          <table:table-cell office:value-type="float" office:value="1.09081003272376" calcext:value-type="float">
            <text:p>1.0908100327237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['Action|Adventure|Animation|Drama|Fantasy', 'Action|Adventure|Sci-Fi', 'Drama|Mystery', 'Adventure|Animation|Children|Drama|Musical|IMAX', 'Action|Sci-Fi|Thriller', 'Comedy|Crime|Mystery|Thriller', 'Mystery|Thriller', 'Action|Adventure', 'Action|Comedy|Crime|Mystery', 'Action|Adventure|Comedy|Sci-Fi', 'Mystery|Thriller', 'Action|Crime|Thriller', 'Crime|Drama', 'Mystery|Thriller', 'Action|Crime|Drama|Western', 'Action|Drama|Horror|Thriller', 'Action|Crime|Drama|IMAX', 'Adventure|Animation|Children|Comedy|Crime|Fantasy|Mystery', 'Action|Adventure|Sci-Fi', 'Comedy|Drama']</text:p>
          </table:table-cell>
          <table:table-cell office:value-type="float" office:value="10.890273809433" calcext:value-type="float">
            <text:p>10.8902738094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87318034]</text:p>
          </table:table-cell>
          <table:table-cell office:value-type="float" office:value="0.282955479637056" calcext:value-type="float">
            <text:p>0.282955479637056</text:p>
          </table:table-cell>
          <table:table-cell office:value-type="string" calcext:value-type="string">
            <text:p>[ 192 <text:s/>433 <text:s/>725 <text:s/>184 <text:s text:c="2"/>20 <text:s/>330 <text:s text:c="2"/>79 1828 <text:s/>350 <text:s/>166]</text:p>
          </table:table-cell>
          <table:table-cell office:value-type="string" calcext:value-type="string">
            <text:p>[7.09142356e-01 1.94838884e-02 1.05233083e-02 9.96744349e-03 9.59003383e-03 5.86401998e-03 4.25857908e-03 4.00307601e-03 2.68679410e-03 1.68899909e-04]</text:p>
          </table:table-cell>
          <table:table-cell office:value-type="float" office:value="3.59022486335956" calcext:value-type="float">
            <text:p>3.59022486335956</text:p>
          </table:table-cell>
          <table:table-cell office:value-type="string" calcext:value-type="string">
            <text:p>[('Action|Crime|Drama|Thriller', 0.7091423563312045), ('Drama|Romance', 0.019483888445628463), ('Drama', 0.010523308254178281), ('Drama|Romance', 0.009967443486669206), ('Comedy|Drama|Romance|War', 0.009590033830180552), ('Comedy|Musical|Romance', 0.005864019979746614), ('Action|Drama|Romance|War', 0.004258579076416752), ('Crime|Drama|Film-Noir|Mystery|Thriller', 0.004003076012747724), ('Fantasy|Sci-Fi', 0.00268679409875304), ('Action|Sci-Fi|Thriller', 0.00016889990921507988)]</text:p>
          </table:table-cell>
          <table:table-cell office:value-type="string" calcext:value-type="string">
            <text:p>['Action|Romance|Sci-Fi|Thriller']</text:p>
          </table:table-cell>
          <table:table-cell office:value-type="float" office:value="3.51125895598772" calcext:value-type="float">
            <text:p>3.51125895598772</text:p>
          </table:table-cell>
          <table:table-cell office:value-type="float" office:value="1.00070402621865" calcext:value-type="float">
            <text:p>1.0007040262186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['Drama|Romance', 'Comedy|War', 'Drama|War', 'Comedy|Drama', 'Drama', 'Crime|Drama', 'Action|Drama|War', 'Crime|Drama|Sci-Fi|Thriller', 'Animation|Sci-Fi', 'Comedy|Drama', 'Action|Adventure|Animation|Sci-Fi', 'Comedy|Musical|Romance', 'Drama', 'Drama|War', 'Crime|Mystery|Thriller', 'Drama', 'Crime|Drama', 'Romance', 'Action|Drama|Romance|War', 'Drama|Romance']</text:p>
          </table:table-cell>
          <table:table-cell office:value-type="float" office:value="10.8763463497162" calcext:value-type="float">
            <text:p>10.876346349716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16552173]</text:p>
          </table:table-cell>
          <table:table-cell office:value-type="float" office:value="3.83202231508243" calcext:value-type="float">
            <text:p>3.83202231508243</text:p>
          </table:table-cell>
          <table:table-cell office:value-type="string" calcext:value-type="string">
            <text:p>[ 244 <text:s/>166 <text:s/>875 <text:s/>253 3252 3250 3249 3248 3247 3246]</text:p>
          </table:table-cell>
          <table:table-cell office:value-type="string" calcext:value-type="string">
            <text:p>[0.73635926 0.0515816 <text:s/>0.00879768 0.00770905 0. <text:s text:c="8"/>0. 0. <text:s text:c="8"/>0. <text:s text:c="8"/>0. <text:s text:c="8"/>0. <text:s text:c="7"/>]</text:p>
          </table:table-cell>
          <table:table-cell office:value-type="float" office:value="0.666500581288607" calcext:value-type="float">
            <text:p>0.666500581288607</text:p>
          </table:table-cell>
          <table:table-cell office:value-type="string" calcext:value-type="string">
            <text:p>[('Action|Crime|Drama|Mystery|Sci-Fi|Thriller|IMAX', 0.7363592571521784), ('Action|Sci-Fi|Thriller', 0.05158159705199536), ('Adventure|Animation|Children|Comedy', 0.008797681581376551), ('Sci-Fi|IMAX', 0.007709054416484236), ('Drama', 0.0), ('Comedy|Crime|Drama', 0.0), ('Drama', 0.0), ('Drama', 0.0), ('Crime|Drama', 0.0), ('Comedy', 0.0)]</text:p>
          </table:table-cell>
          <table:table-cell office:value-type="string" calcext:value-type="string">
            <text:p>['Action|Comedy|Crime|Fantasy']</text:p>
          </table:table-cell>
          <table:table-cell office:value-type="float" office:value="4.03571428571429" calcext:value-type="float">
            <text:p>4.03571428571429</text:p>
          </table:table-cell>
          <table:table-cell office:value-type="float" office:value="1.12938487863156" calcext:value-type="float">
            <text:p>1.1293848786315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'Drama|Mystery|Thriller', 'Action|Crime|Drama|IMAX', 'Drama', 'Adventure|Comedy|Drama', 'Action|Adventure|Drama|Fantasy', 'Adventure|Fantasy', 'Crime|Drama', 'Drama|Fantasy|Thriller', 'Adventure|Fantasy', 'Comedy|Crime', 'Crime|Mystery|Thriller', 'Drama|Western', 'Crime|Thriller', 'Action|Horror|Sci-Fi', 'Drama|War', 'Action|Drama|Thriller', 'Action|Crime|Drama|Mystery|Sci-Fi|Thriller|IMAX', 'Action|Adventure|Drama|Sci-Fi|Thriller', 'Crime|Drama|Mystery', 'Action|Mystery|Thriller']</text:p>
          </table:table-cell>
          <table:table-cell office:value-type="float" office:value="10.782351732254" calcext:value-type="float">
            <text:p>10.78235173225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05829508]</text:p>
          </table:table-cell>
          <table:table-cell office:value-type="float" office:value="3.69715934198371" calcext:value-type="float">
            <text:p>3.69715934198371</text:p>
          </table:table-cell>
          <table:table-cell office:value-type="string" calcext:value-type="string">
            <text:p>[ 232 <text:s/>166 1027 <text:s/>903 <text:s/>238 <text:s/>192 2054 <text:s text:c="3"/>3 <text:s text:c="2"/>16 <text:s text:c="2"/>34]</text:p>
          </table:table-cell>
          <table:table-cell office:value-type="string" calcext:value-type="string">
            <text:p>[0.59060424 0.1257705 <text:s/>0.03340174 0.02613279 0.02523935 0.01552829 0.01171338 0.00934568 0.00578031 0.00505516]</text:p>
          </table:table-cell>
          <table:table-cell office:value-type="float" office:value="0.638864261435039" calcext:value-type="float">
            <text:p>0.638864261435039</text:p>
          </table:table-cell>
          <table:table-cell office:value-type="string" calcext:value-type="string">
            <text:p>[('Crime|Drama', 0.5906042398227206), ('Action|Sci-Fi|Thriller', 0.12577049831910725), ('Crime|Drama', 0.03340174454760247), ('Comedy|Drama|Romance', 0.02613279178186874), ('Action|Crime|Drama|IMAX', 0.025239354949318622), ('Action|Crime|Drama|Thriller', 0.015528287034454427), ('Comedy|Drama|Fantasy|Romance', 0.01171338343509186), ('Mystery|Thriller', 0.009345681731351654), ('Comedy|Crime|Drama|Thriller', 0.0057803142063633664), ('Crime|Horror|Thriller', 0.005055163352583499)]</text:p>
          </table:table-cell>
          <table:table-cell office:value-type="string" calcext:value-type="string">
            <text:p>['Drama|Horror|Thriller']</text:p>
          </table:table-cell>
          <table:table-cell office:value-type="float" office:value="3.90816326530612" calcext:value-type="float">
            <text:p>3.90816326530612</text:p>
          </table:table-cell>
          <table:table-cell office:value-type="float" office:value="0.858174791836978" calcext:value-type="float">
            <text:p>0.85817479183697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['Documentary', 'Comedy|Drama', 'Drama', 'Drama', 'Comedy|Drama', 'Comedy|Drama|Romance|War', 'Drama', 'Action|Drama|Thriller', 'Crime|Drama', 'Action|Drama|War', 'Drama|Mystery', 'Crime|Mystery|Thriller', 'Comedy', 'Comedy|Romance', 'Drama|Romance', 'Action|Adventure|Children|Comedy|Fantasy', 'Comedy', 'Comedy|Romance', 'Action|Adventure|Sci-Fi', 'Action|Crime']</text:p>
          </table:table-cell>
          <table:table-cell office:value-type="float" office:value="10.99591755867" calcext:value-type="float">
            <text:p>10.995917558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2.96652794]</text:p>
          </table:table-cell>
          <table:table-cell office:value-type="float" office:value="0.532829454153119" calcext:value-type="float">
            <text:p>0.532829454153119</text:p>
          </table:table-cell>
          <table:table-cell office:value-type="string" calcext:value-type="string">
            <text:p>[ <text:s/>68 <text:s text:c="2"/>15 <text:s/>753 <text:s/>764 1027 1021 <text:s text:c="2"/>67 <text:s/>121 <text:s/>166 <text:s/>233]</text:p>
          </table:table-cell>
          <table:table-cell office:value-type="string" calcext:value-type="string">
            <text:p>[5.58765296e-01 8.13921633e-03 6.23244996e-03 5.51784968e-03 4.62669577e-03 4.29308364e-03 2.01262310e-03 1.82830501e-03 1.46857001e-03 4.21499548e-04]</text:p>
          </table:table-cell>
          <table:table-cell office:value-type="float" office:value="2.43369848883193" calcext:value-type="float">
            <text:p>2.43369848883193</text:p>
          </table:table-cell>
          <table:table-cell office:value-type="string" calcext:value-type="string">
            <text:p>[('Action|Adventure|Sci-Fi', 0.5587652955472437), ('Action|Adventure|Sci-Fi', 0.008139216333137583), ('Adventure|Fantasy', 0.006232449956012695), ('Adventure|Fantasy', 0.005517849676142746), ('Crime|Drama', 0.004626695766574186), ('Comedy|Crime|Thriller', 0.004293083643448408), ('Adventure|Comedy|Fantasy', 0.002012623098144123), ('Action|Drama|War', 0.0018283050141717824), ('Action|Sci-Fi|Thriller', 0.0014685700139696297), ('Drama|Romance', 0.00042149954816566465)]</text:p>
          </table:table-cell>
          <table:table-cell office:value-type="string" calcext:value-type="string">
            <text:p>['Action|Crime|Fantasy']</text:p>
          </table:table-cell>
          <table:table-cell office:value-type="float" office:value="3.39195700518903" calcext:value-type="float">
            <text:p>3.39195700518903</text:p>
          </table:table-cell>
          <table:table-cell office:value-type="float" office:value="0.933134293505264" calcext:value-type="float">
            <text:p>0.93313429350526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['Animation|Children|Comedy', 'Comedy|Drama|Romance', 'Comedy', 'Comedy', 'Drama', 'Comedy|Drama|Fantasy', 'Comedy|Drama|Romance', 'Comedy', 'Drama', 'Action|Adventure|Drama', 'Comedy|Drama', 'Comedy', 'Comedy|Romance', 'Comedy|Drama', 'Comedy|Drama|Romance', 'Action|Western', 'Drama|Western', 'Adventure|Drama', 'Adventure|Drama|War', 'Drama']</text:p>
          </table:table-cell>
          <table:table-cell office:value-type="float" office:value="11.2135918140411" calcext:value-type="float">
            <text:p>11.213591814041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2.69483492]</text:p>
          </table:table-cell>
          <table:table-cell office:value-type="float" office:value="2.59357018598703" calcext:value-type="float">
            <text:p>2.59357018598703</text:p>
          </table:table-cell>
          <table:table-cell office:value-type="string" calcext:value-type="string">
            <text:p>[ 28 480 621 322 232 <text:s/>25 309 <text:s/>42 474 484]</text:p>
          </table:table-cell>
          <table:table-cell office:value-type="string" calcext:value-type="string">
            <text:p>[0.4382235 <text:s/>0.02063041 0.01736126 0.01624522 0.01391335 0.01077428 0.00955694 0.00838248 0.00311786 0.00076169]</text:p>
          </table:table-cell>
          <table:table-cell office:value-type="float" office:value="0.10126473822414" calcext:value-type="float">
            <text:p>0.10126473822414</text:p>
          </table:table-cell>
          <table:table-cell office:value-type="string" calcext:value-type="string">
            <text:p>[('Drama|War', 0.4382234985637781), ('Comedy|Romance', 0.02063040836719489), ('Action|Romance|Thriller', 0.017361259236463908), ('Adventure|Animation|Children|Comedy|Musical', 0.016245224752080827), ('Crime|Drama', 0.01391335096187338), ('Thriller', 0.010774277624777564), ('Comedy', 0.009556936409752517), ('Action|Adventure|Sci-Fi|Thriller', 0.008382476003699409), ('Action|Thriller', 0.0031178620837701526), ('Comedy|Romance', 0.0007616908388432625)]</text:p>
          </table:table-cell>
          <table:table-cell office:value-type="string" calcext:value-type="string">
            <text:p>['Comedy']</text:p>
          </table:table-cell>
          <table:table-cell office:value-type="float" office:value="3.90178571428571" calcext:value-type="float">
            <text:p>3.90178571428571</text:p>
          </table:table-cell>
          <table:table-cell office:value-type="float" office:value="1.03475170786947" calcext:value-type="float">
            <text:p>1.034751707869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'Animation|Children|Fantasy|Musical', 'Comedy|Romance', 'Drama|War', 'Comedy|Romance|Thriller', 'Drama|Romance', 'Comedy', 'Comedy|Drama', 'Action|Drama|Romance', 'Drama|Romance', 'Action|Adventure|Mystery|Thriller', 'Mystery|Sci-Fi|Thriller', 'Drama', 'Drama', 'Action|Adventure|Sci-Fi|Thriller', 'Comedy|Romance', 'Crime|Drama', 'Comedy|Romance', 'Comedy|Romance', 'Children|Comedy|Fantasy|Musical', 'Animation|Children|Drama|Fantasy|Musical']</text:p>
          </table:table-cell>
          <table:table-cell office:value-type="float" office:value="11.209050655365" calcext:value-type="float">
            <text:p>11.20905065536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2.89356607]</text:p>
          </table:table-cell>
          <table:table-cell office:value-type="float" office:value="0.532829454153119" calcext:value-type="float">
            <text:p>0.532829454153119</text:p>
          </table:table-cell>
          <table:table-cell office:value-type="string" calcext:value-type="string">
            <text:p>[ <text:s/>68 <text:s text:c="2"/>15 <text:s/>764 <text:s/>753 1027 1021 <text:s/>166 <text:s text:c="2"/>67 <text:s/>724 <text:s/>121]</text:p>
          </table:table-cell>
          <table:table-cell office:value-type="string" calcext:value-type="string">
            <text:p>[0.54089781 0.00931054 0.00540816 0.00533271 0.00526747 0.00410846 0.00254176 0.00247812 0.00228398 0.00108421]</text:p>
          </table:table-cell>
          <table:table-cell office:value-type="float" office:value="2.36073661976949" calcext:value-type="float">
            <text:p>2.36073661976949</text:p>
          </table:table-cell>
          <table:table-cell office:value-type="string" calcext:value-type="string">
            <text:p>[('Action|Adventure|Sci-Fi', 0.5408978078243625), ('Action|Adventure|Sci-Fi', 0.009310544873256322), ('Adventure|Fantasy', 0.005408157600955377), ('Adventure|Fantasy', 0.005332709642298461), ('Crime|Drama', 0.005267466347904717), ('Comedy|Crime|Thriller', 0.004108464539319745), ('Action|Sci-Fi|Thriller', 0.0025417574952792754), ('Adventure|Comedy|Fantasy', 0.0024781244349605775), ('Action|Romance', 0.0022839750960219787), ('Action|Drama|War', 0.001084206930163427)]</text:p>
          </table:table-cell>
          <table:table-cell office:value-type="string" calcext:value-type="string">
            <text:p>['Action|Crime|Fantasy']</text:p>
          </table:table-cell>
          <table:table-cell office:value-type="float" office:value="3.39195700518903" calcext:value-type="float">
            <text:p>3.39195700518903</text:p>
          </table:table-cell>
          <table:table-cell office:value-type="float" office:value="0.933134293505264" calcext:value-type="float">
            <text:p>0.93313429350526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['Animation|Children|Comedy', 'Comedy|Drama|Romance', 'Comedy', 'Comedy', 'Drama', 'Comedy|Drama|Fantasy', 'Comedy|Drama|Romance', 'Comedy', 'Drama', 'Action|Adventure|Drama', 'Comedy|Drama', 'Comedy', 'Comedy|Romance', 'Comedy|Drama', 'Comedy|Drama|Romance', 'Action|Western', 'Drama|Western', 'Adventure|Drama', 'Adventure|Drama|War', 'Drama']</text:p>
          </table:table-cell>
          <table:table-cell office:value-type="float" office:value="12.6675794124603" calcext:value-type="float">
            <text:p>12.667579412460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59716426]</text:p>
          </table:table-cell>
          <table:table-cell office:value-type="float" office:value="0.445710182110133" calcext:value-type="float">
            <text:p>0.445710182110133</text:p>
          </table:table-cell>
          <table:table-cell office:value-type="string" calcext:value-type="string">
            <text:p>[ <text:s/>16 <text:s text:c="2"/>62 1117 <text:s/>166 <text:s/>192 1125 <text:s/>264 <text:s/>184 <text:s/>588 <text:s text:c="3"/>4]</text:p>
          </table:table-cell>
          <table:table-cell office:value-type="string" calcext:value-type="string">
            <text:p>[0.62209962 0.03120068 0.02198032 0.01676418 0.01277442 0.00709001 0.00525677 0.00133637 0.00116984 0.00080028]</text:p>
          </table:table-cell>
          <table:table-cell office:value-type="float" office:value="3.15145407742148" calcext:value-type="float">
            <text:p>3.15145407742148</text:p>
          </table:table-cell>
          <table:table-cell office:value-type="string" calcext:value-type="string">
            <text:p>[('Comedy|Crime|Drama|Thriller', 0.6220996243266367), ('Crime|Mystery|Thriller', 0.03120067814291071), ('Action|Adventure|Animation|Drama|Fantasy', 0.021980323436414075), ('Action|Sci-Fi|Thriller', 0.016764176598982723), ('Action|Crime|Drama|Thriller', 0.012774421063094463), ('Comedy|Romance', 0.007090011216638632), ('Comedy|Drama|Musical|Romance', 0.005256774649129588), ('Drama|Romance', 0.0013363668694782054), ('Action|Crime|Drama|Thriller', 0.0011698442146732383), ('Crime|Mystery|Thriller', 0.0008002817982694991)]</text:p>
          </table:table-cell>
          <table:table-cell office:value-type="string" calcext:value-type="string">
            <text:p>['Action|Comedy|Crime|Drama']</text:p>
          </table:table-cell>
          <table:table-cell office:value-type="float" office:value="3.65739910313901" calcext:value-type="float">
            <text:p>3.65739910313901</text:p>
          </table:table-cell>
          <table:table-cell office:value-type="float" office:value="0.723795710716231" calcext:value-type="float">
            <text:p>0.72379571071623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['Comedy|Drama', 'Drama', 'Action|Sci-Fi|Thriller', 'Comedy|Drama|Romance', 'Crime|Mystery|Romance|Thriller', 'Drama|War', 'Comedy|Drama|Romance|War', 'Drama|Sci-Fi', 'Drama', 'Comedy|Drama|Romance', 'Comedy|Drama', 'Drama', 'Comedy|Drama|Fantasy', 'Action|Crime|Drama|Thriller', 'Action|Adventure|Animation|Drama|Fantasy', 'Adventure|Animation|Drama|Fantasy|Sci-Fi', 'Crime|Drama|Romance', 'Comedy|Romance', 'Crime|Mystery|Thriller', 'Drama']</text:p>
          </table:table-cell>
          <table:table-cell office:value-type="float" office:value="12.0944933891296" calcext:value-type="float">
            <text:p>12.094493389129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25152478]</text:p>
          </table:table-cell>
          <table:table-cell office:value-type="float" office:value="0.471578241542096" calcext:value-type="float">
            <text:p>0.471578241542096</text:p>
          </table:table-cell>
          <table:table-cell office:value-type="string" calcext:value-type="string">
            <text:p>[753 444 <text:s text:c="2"/>4 774 <text:s/>16 232 166 764 192 401]</text:p>
          </table:table-cell>
          <table:table-cell office:value-type="string" calcext:value-type="string">
            <text:p>[0.58591684 0.01241159 0.01148761 0.00916199 0.00913285 0.00835678 0.00718799 0.00714139 0.00429394 0.00091565]</text:p>
          </table:table-cell>
          <table:table-cell office:value-type="float" office:value="2.77994653707338" calcext:value-type="float">
            <text:p>2.77994653707338</text:p>
          </table:table-cell>
          <table:table-cell office:value-type="string" calcext:value-type="string">
            <text:p>[('Adventure|Fantasy', 0.5859168437964276), ('Mystery|Thriller', 0.012411594085064355), ('Crime|Mystery|Thriller', 0.011487606147106984), ('Action|Adventure|Drama|Fantasy', 0.009161988114563207), ('Comedy|Crime|Drama|Thriller', 0.009132845027297769), ('Crime|Drama', 0.008356783130582102), ('Action|Sci-Fi|Thriller', 0.007187994326097302), ('Adventure|Fantasy', 0.007141389866506437), ('Action|Crime|Drama|Thriller', 0.004293941655578243), ('Drama|Horror|Mystery', 0.0009156475724770093)]</text:p>
          </table:table-cell>
          <table:table-cell office:value-type="string" calcext:value-type="string">
            <text:p>['Action|Comedy']</text:p>
          </table:table-cell>
          <table:table-cell office:value-type="float" office:value="3.39895635673624" calcext:value-type="float">
            <text:p>3.39895635673624</text:p>
          </table:table-cell>
          <table:table-cell office:value-type="float" office:value="0.830650308780217" calcext:value-type="float">
            <text:p>0.83065030878021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['Comedy|Romance', 'Comedy|Romance', 'Action|Comedy|Romance', 'Comedy|Drama|Romance', 'Crime|Film-Noir|Mystery|Thriller', 'Comedy|Romance', 'Comedy|Romance', 'Drama|Horror|Mystery', 'Adventure|Fantasy|IMAX', 'Action|Adventure|Sci-Fi|IMAX', 'Comedy|Romance', 'Drama|Mystery|Romance|Thriller', 'Drama|War', 'Drama|Mystery|Thriller', 'Crime|Drama', 'Drama|Romance', 'Action|Adventure|Drama|Fantasy', 'Adventure|Comedy|Romance|War', 'Drama', 'Mystery|Thriller']</text:p>
          </table:table-cell>
          <table:table-cell office:value-type="float" office:value="11.0324447154999" calcext:value-type="float">
            <text:p>11.032444715499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1.94950013]</text:p>
          </table:table-cell>
          <table:table-cell office:value-type="float" office:value="0.309292175083571" calcext:value-type="float">
            <text:p>0.309292175083571</text:p>
          </table:table-cell>
          <table:table-cell office:value-type="string" calcext:value-type="string">
            <text:p>[ 184 <text:s/>166 <text:s text:c="2"/>15 1027 <text:s text:c="2"/>68 <text:s text:c="2"/>67 <text:s/>192 <text:s/>147 <text:s/>233 <text:s/>121]</text:p>
          </table:table-cell>
          <table:table-cell office:value-type="string" calcext:value-type="string">
            <text:p>[0.30088375 0.02210458 0.02202974 0.01818015 0.01546829 0.01466702 0.00679982 0.00668717 0.00542042 0.0050571 ]</text:p>
          </table:table-cell>
          <table:table-cell office:value-type="float" office:value="1.64020795272121" calcext:value-type="float">
            <text:p>1.64020795272121</text:p>
          </table:table-cell>
          <table:table-cell office:value-type="string" calcext:value-type="string">
            <text:p>[('Drama|Romance', 0.30088374555338726), ('Action|Sci-Fi|Thriller', 0.02210457974830007), ('Action|Adventure|Sci-Fi', 0.022029744987931782), ('Crime|Drama', 0.018180153442945116), ('Action|Adventure|Sci-Fi', 0.015468286958812093), ('Adventure|Comedy|Fantasy', 0.014667021214337796), ('Action|Crime|Drama|Thriller', 0.006799821260201863), ('Crime|Drama', 0.00668716858721676), ('Drama|Romance', 0.005420420618242641), ('Action|Drama|War', 0.005057099012311)]</text:p>
          </table:table-cell>
          <table:table-cell office:value-type="string" calcext:value-type="string">
            <text:p>['Action|Adventure|Comedy|Crime|Thriller']</text:p>
          </table:table-cell>
          <table:table-cell office:value-type="float" office:value="3.23588410104012" calcext:value-type="float">
            <text:p>3.23588410104012</text:p>
          </table:table-cell>
          <table:table-cell office:value-type="float" office:value="0.761419647489987" calcext:value-type="float">
            <text:p>0.76141964748998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['Drama|Romance|Sci-Fi', 'Action|Crime|Thriller', 'Crime|Horror|Mystery|Thriller', 'Action|Drama|Thriller', 'Comedy|Crime|Drama|Thriller', 'Action|Crime|Drama|Mystery|Sci-Fi|Thriller|IMAX', 'Action|Drama|War', 'Action|Comedy|Crime|Mystery', 'Action|Crime|Drama', 'Drama|Romance', 'Action|Crime|Drama|Thriller', 'Crime|Drama|Sci-Fi|Thriller', 'Action|Sci-Fi', 'Action|Crime|Film-Noir|Mystery|Thriller', 'Crime|Mystery|Thriller', 'Action|Thriller', 'Adventure|Animation|Comedy|Fantasy|Musical', 'Action|Sci-Fi', 'Crime|Drama', 'Comedy|Fantasy|Romance']</text:p>
          </table:table-cell>
          <table:table-cell office:value-type="float" office:value="10.8638806343079" calcext:value-type="float">
            <text:p>10.863880634307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02619]</text:p>
          </table:table-cell>
          <table:table-cell office:value-type="float" office:value="0.339208900569538" calcext:value-type="float">
            <text:p>0.339208900569538</text:p>
          </table:table-cell>
          <table:table-cell office:value-type="string" calcext:value-type="string">
            <text:p>[ <text:s/>68 <text:s/>232 <text:s/>147 1124 <text:s/>725 2308 1027 <text:s/>166 <text:s text:c="2"/>67 <text:s text:c="2"/>26]</text:p>
          </table:table-cell>
          <table:table-cell office:value-type="string" calcext:value-type="string">
            <text:p>[4.75218875e-01 2.90941462e-02 2.84521717e-02 2.15709065e-02 1.44261582e-02 1.14851612e-02 1.02219645e-02 7.57005146e-03 6.82587503e-03 3.72689459e-04]</text:p>
          </table:table-cell>
          <table:table-cell office:value-type="float" office:value="2.68698109532766" calcext:value-type="float">
            <text:p>2.68698109532766</text:p>
          </table:table-cell>
          <table:table-cell office:value-type="string" calcext:value-type="string">
            <text:p>[('Action|Adventure|Sci-Fi', 0.47521887501760707), ('Crime|Drama', 0.02909414615735341), ('Crime|Drama', 0.028452171703898625), ('Drama|Mystery|Sci-Fi|Thriller', 0.021570906460137932), ('Drama', 0.014426158224301546), ('Crime|Drama|Film-Noir|Mystery', 0.01148516116958864), ('Crime|Drama', 0.010221964496935219), ('Action|Sci-Fi|Thriller', 0.007570051458524324), ('Adventure|Comedy|Fantasy', 0.006825875032131423), ('Action|Adventure|Sci-Fi|Thriller', 0.0003726894589616413)]</text:p>
          </table:table-cell>
          <table:table-cell office:value-type="string" calcext:value-type="string">
            <text:p>['Action|Comedy']</text:p>
          </table:table-cell>
          <table:table-cell office:value-type="float" office:value="3.27511961722488" calcext:value-type="float">
            <text:p>3.27511961722488</text:p>
          </table:table-cell>
          <table:table-cell office:value-type="float" office:value="1.04916376363111" calcext:value-type="float">
            <text:p>1.0491637636311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['Crime|Drama', 'Action|Romance|War|Western', 'Action|Adventure', 'Crime|Drama', 'Adventure|Comedy|Sci-Fi', 'Horror', 'Comedy|Crime', 'Horror|Sci-Fi', 'Action|Drama|Romance|War', 'Action|Adventure', 'Action|Adventure|Sci-Fi', 'Adventure|Comedy|Fantasy', 'Children|Drama|Sci-Fi', 'Drama', 'Comedy|Romance', 'Comedy|Drama|Romance', 'Drama|War', 'Drama', 'Drama|Mystery', 'Drama|Sci-Fi|Thriller']</text:p>
          </table:table-cell>
          <table:table-cell office:value-type="float" office:value="10.9939479827881" calcext:value-type="float">
            <text:p>10.993947982788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37249665]</text:p>
          </table:table-cell>
          <table:table-cell office:value-type="float" office:value="1.6439252247343" calcext:value-type="float">
            <text:p>1.6439252247343</text:p>
          </table:table-cell>
          <table:table-cell office:value-type="string" calcext:value-type="string">
            <text:p>[ 36 <text:s/>72 <text:s/>34 <text:s/>62 121 <text:s/>69 588 <text:s/>28 <text:s/>16 166]</text:p>
          </table:table-cell>
          <table:table-cell office:value-type="string" calcext:value-type="string">
            <text:p>[7.82036282e-01 2.98482348e-02 1.60140631e-02 1.49994063e-02 1.47248175e-02 1.22149067e-02 1.00585059e-02 7.49765309e-03 2.00720051e-03 1.34863160e-04]</text:p>
          </table:table-cell>
          <table:table-cell office:value-type="float" office:value="2.72857142645729" calcext:value-type="float">
            <text:p>2.72857142645729</text:p>
          </table:table-cell>
          <table:table-cell office:value-type="string" calcext:value-type="string">
            <text:p>[('Comedy|Crime|Drama|Thriller', 0.7820362823349202), ('Action|Drama|War', 0.029848234849760322), ('Crime|Horror|Thriller', 0.01601406309746028), ('Crime|Mystery|Thriller', 0.0149994063008434), ('Action|Drama|War', 0.014724817523403745), ('Action|Adventure|Comedy|Fantasy|Romance', 0.012214906720755947), ('Action|Crime|Drama|Thriller', 0.010058505877669498), ('Drama|War', 0.007497653086159471), ('Comedy|Crime|Drama|Thriller', 0.0020072005134596205), ('Action|Sci-Fi|Thriller', 0.00013486316046438292)]</text:p>
          </table:table-cell>
          <table:table-cell office:value-type="string" calcext:value-type="string">
            <text:p>['Action|Adventure|Sci-Fi']</text:p>
          </table:table-cell>
          <table:table-cell office:value-type="float" office:value="3.39531680440771" calcext:value-type="float">
            <text:p>3.39531680440771</text:p>
          </table:table-cell>
          <table:table-cell office:value-type="float" office:value="1.01980665613067" calcext:value-type="float">
            <text:p>1.0198066561306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['Drama', 'Action|Western', 'Comedy', 'Comedy|Romance', 'Action|Adventure|Drama|War', 'Drama|Mystery', 'Drama|War', 'Comedy|War', 'Drama|Romance', 'Drama|War', 'Comedy|Crime|Drama', 'Drama|Romance', 'Action|Adventure|Thriller', 'Comedy|Drama', 'Adventure|Comedy|Fantasy', 'Comedy', 'Action|Drama|War', 'Adventure|Drama|War', 'Action|Sci-Fi|Thriller', 'Drama|War']</text:p>
          </table:table-cell>
          <table:table-cell office:value-type="float" office:value="11.0444178581238" calcext:value-type="float">
            <text:p>11.044417858123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56644658]</text:p>
          </table:table-cell>
          <table:table-cell office:value-type="float" office:value="2.38798627348093" calcext:value-type="float">
            <text:p>2.38798627348093</text:p>
          </table:table-cell>
          <table:table-cell office:value-type="string" calcext:value-type="string">
            <text:p>[ 232 2046 1828 <text:s/>588 <text:s/>381 <text:s text:c="3"/>4 1129 2250 <text:s/>166 <text:s/>806]</text:p>
          </table:table-cell>
          <table:table-cell office:value-type="string" calcext:value-type="string">
            <text:p>[0.6721986 <text:s/>0.0373738 <text:s/>0.022101 <text:s text:c="2"/>0.01990621 0.01550564 0.01506781 0.00810187 0.0071618 <text:s/>0.00551763 0.00299057]</text:p>
          </table:table-cell>
          <table:table-cell office:value-type="float" office:value="1.17846030465088" calcext:value-type="float">
            <text:p>1.17846030465088</text:p>
          </table:table-cell>
          <table:table-cell office:value-type="string" calcext:value-type="string">
            <text:p>[('Crime|Drama', 0.6721986046289399), ('Comedy|Drama|Romance', 0.03737380119019902), ('Crime|Drama|Film-Noir|Mystery|Thriller', 0.022100997574380544), ('Action|Crime|Drama|Thriller', 0.019906210677564064), ('Comedy|Drama', 0.015505643819204572), ('Crime|Mystery|Thriller', 0.015067808696820135), ('Drama|Romance|Sci-Fi', 0.008101873685889034), ('Action|Adventure|Drama', 0.0071618017834325885), ('Action|Sci-Fi|Thriller', 0.005517628484366169), ('Action|Crime|Film-Noir|Mystery|Thriller', 0.0029905706020537533)]</text:p>
          </table:table-cell>
          <table:table-cell office:value-type="string" calcext:value-type="string">
            <text:p>['Action|Adventure|Sci-Fi']</text:p>
          </table:table-cell>
          <table:table-cell office:value-type="float" office:value="3.03890489913545" calcext:value-type="float">
            <text:p>3.03890489913545</text:p>
          </table:table-cell>
          <table:table-cell office:value-type="float" office:value="0.769978449231843" calcext:value-type="float">
            <text:p>0.769978449231843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['Adventure|Fantasy', 'Comedy|Drama|Romance', 'Action|Sci-Fi|Thriller', 'Crime|Drama|Film-Noir|Mystery|Thriller', 'Comedy|Horror|Musical|Sci-Fi', 'Drama|Romance', 'Animation|Children|Fantasy|Musical|Romance|IMAX', 'Drama|Fantasy|Mystery|Sci-Fi', 'Action|Drama|Thriller', 'Comedy|Drama|Romance', 'Drama', 'Crime|Drama', 'Action|Crime|Thriller', 'Adventure|Animation|Children|Drama|Musical|IMAX', 'Comedy|Drama|Romance', 'Comedy|Drama|Fantasy|Romance', 'Adventure|Animation|Fantasy|Romance', 'Drama|Romance', 'Comedy|Drama', 'Comedy|Drama|Romance|War']</text:p>
          </table:table-cell>
          <table:table-cell office:value-type="float" office:value="10.7032990455627" calcext:value-type="float">
            <text:p>10.7032990455627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formula="of:=AVERAGE([.E$1:.E$1048576])" office:value-type="float" office:value="1.68916423232375" calcext:value-type="float">
            <text:p>1.68916423232375</text:p>
          </table:table-cell>
          <table:table-cell table:number-columns-repeated="13"/>
        </table:table-row>
        <table:table-row table:style-name="ro1">
          <table:table-cell/>
          <table:table-cell table:formula="of:=STDEV([.E$1:.E$1048576])" office:value-type="float" office:value="1.21380572761956" calcext:value-type="float">
            <text:p>1.21380572761956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5:33:32.769084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2T10:27:10.346202422</dc:date>
    <meta:editing-duration>PT18H50M56S</meta:editing-duration>
    <meta:editing-cycles>2</meta:editing-cycles>
    <meta:generator>LibreOffice/6.0.7.3$Linux_X86_64 LibreOffice_project/00m0$Build-3</meta:generator>
    <meta:document-statistic meta:table-count="1" meta:cell-count="767" meta:object-count="0"/>
  </office:meta>
</office:document-meta>
</file>